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C8000003605DC7BD938BB5337F.png" manifest:media-type="image/png"/>
  <manifest:file-entry manifest:full-path="Pictures/10000000000005520000020D85FC09C7AAAF9B75.png" manifest:media-type="image/png"/>
  <manifest:file-entry manifest:full-path="Pictures/10000000000001D8000001D80366BC0AF2EF86D9.jpg" manifest:media-type="image/jpeg"/>
  <manifest:file-entry manifest:full-path="Pictures/10000201000007060000022C920DE9614CB9326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alibri4" svg:font-family="Calibri"/>
    <style:font-face style:name="Exo22" svg:font-family="Exo2"/>
    <style:font-face style:name="Calibri2" svg:font-family="Calibri" style:font-family-generic="swiss"/>
    <style:font-face style:name="Arial1" svg:font-family="Arial" style:font-pitch="variable"/>
    <style:font-face style:name="Calibri3" svg:font-family="Calibri" style:font-pitch="variable"/>
    <style:font-face style:name="DejaVu Sans1" svg:font-family="'DejaVu Sans'" style:font-pitch="variable"/>
    <style:font-face style:name="Exo 2" svg:font-family="'Exo 2'" style:font-pitch="variable"/>
    <style:font-face style:name="Exo2" svg:font-family="Exo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Exo 2 Semi Bold" svg:font-family="'Exo 2 Semi Bold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Exo21" svg:font-family="Exo2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47cm" fo:min-width="16.511cm" fo:padding-top="0cm" fo:padding-bottom="0.15cm" fo:padding-left="0cm" fo:padding-right="0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194cm" fo:min-width="16.511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margin-top="0.212cm" fo:margin-bottom="0cm" fo:line-height="0.847cm" fo:text-align="center" style:writing-mode="lr-tb" style:font-independent-line-spacing="true"/>
      <style:text-properties style:font-name="Exo 2"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Exo 2" fo:font-size="18pt"/>
    </style:style>
    <style:style style:name="P3" style:family="paragraph">
      <loext:graphic-properties draw:fill="none" draw:fill-color="#ffffff"/>
      <style:paragraph-properties style:writing-mode="lr-tb"/>
      <style:text-properties style:font-name="Noto Seri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Noto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6.51cm" svg:height="2.196cm" svg:x="4.064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6.51cm" svg:height="1.193cm" svg:x="0cm" svg:y="7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5.603cm" svg:height="3.095cm" svg:x="0cm" svg:y="5.842cm">
          <draw:text-box>
            <text:p><text:span text:style-name="T1">Modeling data converters for </text:span></text:p>
            <text:p><text:span text:style-name="T1">high frame rate imaging detecto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alibri4" svg:font-family="Calibri"/>
    <style:font-face style:name="Exo22" svg:font-family="Exo2"/>
    <style:font-face style:name="Calibri2" svg:font-family="Calibri" style:font-family-generic="swiss"/>
    <style:font-face style:name="Arial1" svg:font-family="Arial" style:font-pitch="variable"/>
    <style:font-face style:name="Calibri3" svg:font-family="Calibri" style:font-pitch="variable"/>
    <style:font-face style:name="DejaVu Sans1" svg:font-family="'DejaVu Sans'" style:font-pitch="variable"/>
    <style:font-face style:name="Exo 2" svg:font-family="'Exo 2'" style:font-pitch="variable"/>
    <style:font-face style:name="Exo2" svg:font-family="Exo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Exo 2 Semi Bold" svg:font-family="'Exo 2 Semi Bold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Exo21" svg:font-family="Exo2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solid" draw:fill-color="#b2b2b2" draw:fill-hatch-solid="false" draw:opacity="100%" draw:shadow="hidden" draw:shadow-offset-x="0.203cm" draw:shadow-offset-y="0.203cm" draw:shadow-opacity="100%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3">
      <style:graphic-properties svg:stroke-color="#000000" draw:fill="none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hatch" draw:fill-gradient-name="Gradient_20_6" draw:fill-hatch-name="Black_20_0_20_Degrees" draw:fill-hatch-solid="false" draw:fill-image-name="Bitmap_20_1" draw:opacity="50%" draw:shadow="visible" draw:shadow-offset-x="0.203cm" draw:shadow-offset-y="0.203cm" draw:shadow-opacity="50%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style:font-family-generic="swiss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style:font-name="Calibri2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style:font-name="Calibri2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style:font-name="Calibri2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Calibri2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Calibri2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Calibri2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09085" loext:opacity="100%" style:text-outline="false" style:text-line-through-style="none" style:text-line-through-type="none" style:text-position="0% 100%" style:font-name="Exo22" fo:font-family="Exo2" fo:font-size="2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afaf9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afaf9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1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.1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.2000007629395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.5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fafaf9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5f_slides-background" style:display-name="Body_slides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-backgroundobjects" style:display-name="Body_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-notes" style:display-name="Body_sli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-outline1" style:display-name="Body_slides-outline1" style:family="presentation">
      <style:graphic-properties draw:stroke="none" draw:fill="none" draw:auto-grow-height="false" draw:fit-to-size="false" style:shrink-to-fit="true">
        <text:list-style style:name="Body_5f_slides-outline1" style:display-name="Body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-outline2" style:display-name="Body_slides-outline2" style:family="presentation" style:parent-style-name="Body_5f_slides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3" style:display-name="Body_slides-outline3" style:family="presentation" style:parent-style-name="Body_5f_slides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4" style:display-name="Body_slides-outline4" style:family="presentation" style:parent-style-name="Body_5f_slides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-outline5" style:display-name="Body_slides-outline5" style:family="presentation" style:parent-style-name="Body_5f_slides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6" style:display-name="Body_slides-outline6" style:family="presentation" style:parent-style-name="Body_5f_slides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7" style:display-name="Body_slides-outline7" style:family="presentation" style:parent-style-name="Body_5f_slides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8" style:display-name="Body_slides-outline8" style:family="presentation" style:parent-style-name="Body_5f_slides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outline9" style:display-name="Body_slides-outline9" style:family="presentation" style:parent-style-name="Body_5f_slides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-subtitle" style:display-name="Body_slides-subtitle" style:family="presentation">
      <style:graphic-properties draw:stroke="none" draw:fill="none" draw:textarea-vertical-align="middle">
        <text:list-style style:name="Body_5f_slides-subtitle" style:display-name="Body_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-title" style:display-name="Body_slides-title" style:family="presentation">
      <style:graphic-properties draw:stroke="none" draw:fill="none" draw:textarea-vertical-align="middle">
        <text:list-style style:name="Body_5f_slides-title" style:display-name="Body_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-background" style:display-name="Body_slides_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_5f_-backgroundobjects" style:display-name="Body_slide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_5f_-notes" style:display-name="Body_slide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_5f_-outline1" style:display-name="Body_slides_-outline1" style:family="presentation">
      <style:graphic-properties draw:stroke="none" draw:fill="none" draw:auto-grow-height="false" draw:fit-to-size="false" style:shrink-to-fit="true">
        <text:list-style style:name="Body_5f_slides_5f_-outline1" style:display-name="Body_slide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-outline2" style:display-name="Body_slides_-outline2" style:family="presentation" style:parent-style-name="Body_5f_slides_5f_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3" style:display-name="Body_slides_-outline3" style:family="presentation" style:parent-style-name="Body_5f_slides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4" style:display-name="Body_slides_-outline4" style:family="presentation" style:parent-style-name="Body_5f_slides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-outline5" style:display-name="Body_slides_-outline5" style:family="presentation" style:parent-style-name="Body_5f_slides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6" style:display-name="Body_slides_-outline6" style:family="presentation" style:parent-style-name="Body_5f_slides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7" style:display-name="Body_slides_-outline7" style:family="presentation" style:parent-style-name="Body_5f_slides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8" style:display-name="Body_slides_-outline8" style:family="presentation" style:parent-style-name="Body_5f_slides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outline9" style:display-name="Body_slides_-outline9" style:family="presentation" style:parent-style-name="Body_5f_slides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-subtitle" style:display-name="Body_slides_-subtitle" style:family="presentation">
      <style:graphic-properties draw:stroke="none" draw:fill="none" draw:textarea-vertical-align="middle">
        <text:list-style style:name="Body_5f_slides_5f_-subtitle" style:display-name="Body_slide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_5f_-title" style:display-name="Body_slides_-title" style:family="presentation">
      <style:graphic-properties draw:stroke="none" draw:fill="none" draw:textarea-vertical-align="middle">
        <text:list-style style:name="Body_5f_slides_5f_-title" style:display-name="Body_slide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_5f_-background" style:display-name="Body_slides__-background" style:family="presentation">
      <style:graphic-properties draw:stroke="none" draw:fill="none" draw:fill-color="#fafaf9" draw:fill-image-width="0cm" draw:fill-image-height="0cm"/>
      <style:text-properties style:letter-kerning="true"/>
    </style:style>
    <style:style style:name="Body_5f_slides_5f__5f_-backgroundobjects" style:display-name="Body_slide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5f_slides_5f__5f_-notes" style:display-name="Body_slide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5f_slides_5f__5f_-outline1" style:display-name="Body_slides__-outline1" style:family="presentation">
      <style:graphic-properties draw:stroke="none" draw:fill="none" draw:auto-grow-height="false" draw:fit-to-size="false" style:shrink-to-fit="true">
        <text:list-style style:name="Body_5f_slides_5f__5f_-outline1" style:display-name="Body_slide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line-height="100%" fo:text-align="start" fo:text-indent="0cm" style:punctuation-wrap="hanging"/>
      <style:text-properties fo:font-variant="normal" fo:text-transform="none" fo:color="#ff0000" loext:opacity="100%" style:text-outline="false" style:text-line-through-style="none" style:text-line-through-type="none" style:text-position="0% 100%" style:font-name="Calibri4" fo:font-family="Calibri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Calibri4" style:font-family-complex="Calibri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ody_5f_slides_5f__5f_-outline2" style:display-name="Body_slides__-outline2" style:family="presentation" style:parent-style-name="Body_5f_slides_5f__5f_-outline1">
      <style:paragraph-properties fo:margin-left="0cm" fo:margin-right="0cm" fo:margin-top="0.3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3" style:display-name="Body_slides__-outline3" style:family="presentation" style:parent-style-name="Body_5f_slides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4" style:display-name="Body_slides__-outline4" style:family="presentation" style:parent-style-name="Body_5f_slides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7529a" loext:opacity="100%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name-complex="Calibri4" style:font-family-complex="Calibri" style:font-size-complex="20pt" style:font-style-complex="normal" style:font-weight-complex="normal" fo:hyphenate="false"/>
    </style:style>
    <style:style style:name="Body_5f_slides_5f__5f_-outline5" style:display-name="Body_slides__-outline5" style:family="presentation" style:parent-style-name="Body_5f_slides_5f__5f_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6" style:display-name="Body_slides__-outline6" style:family="presentation" style:parent-style-name="Body_5f_slides_5f__5f_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7" style:display-name="Body_slides__-outline7" style:family="presentation" style:parent-style-name="Body_5f_slides_5f__5f_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8" style:display-name="Body_slides__-outline8" style:family="presentation" style:parent-style-name="Body_5f_slides_5f_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outline9" style:display-name="Body_slides__-outline9" style:family="presentation" style:parent-style-name="Body_5f_slides_5f_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dy_5f_slides_5f__5f_-subtitle" style:display-name="Body_slides__-subtitle" style:family="presentation">
      <style:graphic-properties draw:stroke="none" draw:fill="none" draw:textarea-vertical-align="middle">
        <text:list-style style:name="Body_5f_slides_5f__5f_-subtitle" style:display-name="Body_slide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5f_slides_5f__5f_-title" style:display-name="Body_slides__-title" style:family="presentation">
      <style:graphic-properties draw:stroke="none" draw:fill="none" draw:textarea-vertical-align="middle">
        <text:list-style style:name="Body_5f_slides_5f__5f_-title" style:display-name="Body_slide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4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Calibri4" style:font-family-complex="Calib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-background" style:display-name="Default 1__-background" style:family="presentation">
      <style:graphic-properties draw:stroke="none" draw:fill="solid" draw:fill-color="#fafaf9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_5f_-outline3" style:display-name="Default 1__-outline3" style:family="presentation" style:parent-style-name="Default_20_1_5f__5f_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_5f_-outline4" style:display-name="Default 1__-outline4" style:family="presentation" style:parent-style-name="Default_20_1_5f_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_5f_-outline5" style:display-name="Default 1__-outline5" style:family="presentation" style:parent-style-name="Default_20_1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603cm" fo:page-height="14.4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afaf9"/>
    </style:style>
    <style:style style:name="Mdp3" style:family="drawing-page">
      <style:drawing-page-properties draw:background-size="border" draw:fill="none" draw:fill-color="#fafaf9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1.275cm" fo:min-width="3.438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7529a" draw:textarea-vertical-align="top" draw:auto-grow-height="false" fo:min-height="0.581cm" fo:min-width="0.457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eab90c" draw:textarea-vertical-align="top" draw:auto-grow-height="false" fo:min-height="0.175cm" fo:min-width="1.002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909085" draw:textarea-vertical-align="top" draw:auto-grow-height="false" fo:min-height="0.763cm" fo:min-width="1.002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textarea-vertical-align="top" draw:auto-grow-height="false" fo:min-height="0.02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ffffff" draw:textarea-vertical-align="top" draw:auto-grow-height="false" fo:min-height="0.023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909085" draw:textarea-vertical-align="top" draw:auto-grow-height="false" fo:min-height="0.025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909085" draw:textarea-vertical-align="top" draw:auto-grow-height="false" fo:min-height="0.022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909085" draw:textarea-vertical-align="top" draw:auto-grow-height="false" fo:min-height="0.026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909085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909085" draw:textarea-vertical-align="top" draw:auto-grow-height="false" fo:min-height="0.095cm" fo:min-width="0cm" fo:padding-top="0.125cm" fo:padding-bottom="0.125cm" fo:padding-left="0.25cm" fo:padding-right="0.25cm" fo:wrap-option="wrap"/>
    </style:style>
    <style:style style:name="M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7" style:family="graphic" style:parent-style-name="standard">
      <style:graphic-properties draw:stroke="solid" svg:stroke-width="0.035cm" svg:stroke-color="#909085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gr19" style:family="graphic" style:parent-style-name="standard">
      <style:graphic-properties draw:stroke="none" svg:stroke-width="0cm" draw:fill="none" draw:opacity="100%" draw:textarea-vertical-align="top" draw:auto-grow-height="false" draw:fit-to-size="false" style:shrink-to-fit="false" fo:min-height="1.22cm" fo:min-width="3.354cm" fo:padding-top="0.127cm" fo:padding-bottom="0.127cm" fo:padding-left="0.254cm" fo:padding-right="0.254cm" fo:wrap-option="wrap" draw:shadow-opacity="100%"/>
    </style:style>
    <style:style style:name="Mgr20" style:family="graphic" style:parent-style-name="standard">
      <style:graphic-properties draw:stroke="none" svg:stroke-width="0cm" draw:fill="solid" draw:fill-color="#07529a" draw:opacity="100%" draw:textarea-vertical-align="top" draw:auto-grow-height="false" draw:fit-to-size="false" style:shrink-to-fit="false" fo:min-height="0.549cm" fo:min-width="0.432cm" fo:padding-top="0.127cm" fo:padding-bottom="0.127cm" fo:padding-left="0.254cm" fo:padding-right="0.254cm" fo:wrap-option="wrap" draw:shadow-opacity="100%"/>
    </style:style>
    <style:style style:name="Mgr21" style:family="graphic" style:parent-style-name="standard">
      <style:graphic-properties draw:stroke="none" svg:stroke-width="0cm" draw:fill="solid" draw:fill-color="#eab90c" draw:opacity="100%" draw:textarea-vertical-align="top" draw:auto-grow-height="false" draw:fit-to-size="false" style:shrink-to-fit="false" fo:min-height="0.157cm" fo:min-width="0.965cm" fo:padding-top="0.127cm" fo:padding-bottom="0.127cm" fo:padding-left="0.254cm" fo:padding-right="0.254cm" fo:wrap-option="wrap" draw:shadow-opacity="100%"/>
    </style:style>
    <style:style style:name="Mgr22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725cm" fo:min-width="0.965cm" fo:padding-top="0.127cm" fo:padding-bottom="0.127cm" fo:padding-left="0.254cm" fo:padding-right="0.254cm" fo:wrap-option="wrap" draw:shadow-opacity="100%"/>
    </style:style>
    <style:style style:name="Mgr23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style:shrink-to-fit="false" fo:min-height="0.017cm" fo:min-width="0cm" fo:padding-top="0.127cm" fo:padding-bottom="0.127cm" fo:padding-left="0.254cm" fo:padding-right="0.254cm" fo:wrap-option="wrap" draw:shadow-opacity="100%"/>
    </style:style>
    <style:style style:name="Mgr24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style:shrink-to-fit="false" fo:min-height="0.02cm" fo:min-width="0cm" fo:padding-top="0.127cm" fo:padding-bottom="0.127cm" fo:padding-left="0.254cm" fo:padding-right="0.254cm" fo:wrap-option="wrap" draw:shadow-opacity="100%"/>
    </style:style>
    <style:style style:name="Mgr25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style:shrink-to-fit="false" fo:min-height="0.009cm" fo:min-width="0cm" fo:padding-top="0.127cm" fo:padding-bottom="0.127cm" fo:padding-left="0.254cm" fo:padding-right="0.254cm" fo:wrap-option="wrap" draw:shadow-opacity="100%"/>
    </style:style>
    <style:style style:name="Mgr26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14cm" fo:min-width="0cm" fo:padding-top="0.127cm" fo:padding-bottom="0.127cm" fo:padding-left="0.254cm" fo:padding-right="0.254cm" fo:wrap-option="wrap" draw:shadow-opacity="100%"/>
    </style:style>
    <style:style style:name="Mgr27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09cm" fo:min-width="0cm" fo:padding-top="0.127cm" fo:padding-bottom="0.127cm" fo:padding-left="0.254cm" fo:padding-right="0.254cm" fo:wrap-option="wrap" draw:shadow-opacity="100%"/>
    </style:style>
    <style:style style:name="Mgr28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12cm" fo:min-width="0cm" fo:padding-top="0.127cm" fo:padding-bottom="0.127cm" fo:padding-left="0.254cm" fo:padding-right="0.254cm" fo:wrap-option="wrap" draw:shadow-opacity="100%"/>
    </style:style>
    <style:style style:name="Mgr29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2cm" fo:min-width="0cm" fo:padding-top="0.127cm" fo:padding-bottom="0.127cm" fo:padding-left="0.254cm" fo:padding-right="0.254cm" fo:wrap-option="wrap" draw:shadow-opacity="100%"/>
    </style:style>
    <style:style style:name="Mgr30" style:family="graphic" style:parent-style-name="standard">
      <style:graphic-properties draw:stroke="none" svg:stroke-width="0cm" draw:fill="solid" draw:fill-color="#909085" draw:opacity="100%" draw:textarea-vertical-align="top" draw:auto-grow-height="false" draw:fit-to-size="false" style:shrink-to-fit="false" fo:min-height="0.081cm" fo:min-width="0cm" fo:padding-top="0.127cm" fo:padding-bottom="0.127cm" fo:padding-left="0.254cm" fo:padding-right="0.254cm" fo:wrap-option="wrap" draw:shadow-opacity="100%"/>
    </style:style>
    <style:style style:name="Mgr31" style:family="graphic" style:parent-style-name="standard">
      <style:graphic-properties draw:stroke="none" svg:stroke-width="0cm" draw:fill="none" draw:textarea-vertical-align="top" draw:auto-grow-height="false" fo:min-height="1.549cm" fo:min-width="4.184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solid" draw:fill-color="#07529a" draw:textarea-vertical-align="top" draw:auto-grow-height="false" fo:min-height="0.73cm" fo:min-width="0.639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solid" draw:fill-color="#eab90c" draw:textarea-vertical-align="top" draw:auto-grow-height="false" fo:min-height="0.25cm" fo:min-width="1.287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solid" draw:fill-color="#909085" draw:textarea-vertical-align="top" draw:auto-grow-height="false" fo:min-height="0.945cm" fo:min-width="1.287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solid" draw:fill-color="#ffffff" draw:textarea-vertical-align="top" draw:auto-grow-height="false" fo:min-height="0.079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solid" draw:fill-color="#ffffff" draw:textarea-vertical-align="top" draw:auto-grow-height="false" fo:min-height="0.083cm" fo:min-width="0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solid" draw:fill-color="#ffffff" draw:textarea-vertical-align="top" draw:auto-grow-height="false" fo:min-height="0.071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solid" draw:fill-color="#909085" draw:textarea-vertical-align="top" draw:auto-grow-height="false" fo:min-height="0.075cm" fo:min-width="0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solid" draw:fill-color="#909085" draw:textarea-vertical-align="top" draw:auto-grow-height="false" fo:min-height="0.071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solid" draw:fill-color="#909085" draw:textarea-vertical-align="top" draw:auto-grow-height="false" fo:min-height="0.083cm" fo:min-width="0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solid" draw:fill-color="#909085" draw:textarea-vertical-align="top" draw:auto-grow-height="false" fo:min-height="0.158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solid" draw:fill-color="#7a786c" draw:opacity="15%" draw:textarea-vertical-align="top" draw:auto-grow-height="false" fo:min-height="14.149cm" fo:min-width="21.501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2cm" fo:min-width="1.965cm" fo:padding-top="0cm" fo:padding-bottom="0cm" fo:padding-left="0cm" fo:padding-right="0cm" fo:wrap-option="wrap"/>
    </style:style>
    <style:style style:name="M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3cm" fo:min-width="3.023cm" fo:padding-top="0.127cm" fo:padding-bottom="0.127cm" fo:padding-left="0.254cm" fo:padding-right="0.254cm" fo:wrap-option="wrap"/>
    </style:style>
    <style:style style:name="Mgr45" style:family="graphic" style:parent-style-name="standard">
      <style:graphic-properties draw:stroke="none" svg:stroke-width="0cm" draw:fill="solid" draw:fill-color="#07529a" draw:textarea-vertical-align="top" draw:auto-grow-height="false" draw:fit-to-size="false" style:shrink-to-fit="false" fo:min-height="0.48cm" fo:min-width="0.352cm" fo:padding-top="0.127cm" fo:padding-bottom="0.127cm" fo:padding-left="0.254cm" fo:padding-right="0.254cm" fo:wrap-option="wrap"/>
    </style:style>
    <style:style style:name="Mgr46" style:family="graphic" style:parent-style-name="standard">
      <style:graphic-properties draw:stroke="none" svg:stroke-width="0cm" draw:fill="solid" draw:fill-color="#eab90c" draw:textarea-vertical-align="top" draw:auto-grow-height="false" draw:fit-to-size="false" style:shrink-to-fit="false" fo:min-height="0.121cm" fo:min-width="0.839cm" fo:padding-top="0.127cm" fo:padding-bottom="0.127cm" fo:padding-left="0.254cm" fo:padding-right="0.254cm" fo:wrap-option="wrap"/>
    </style:style>
    <style:style style:name="Mgr47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.641cm" fo:min-width="0.839cm" fo:padding-top="0.127cm" fo:padding-bottom="0.127cm" fo:padding-left="0.254cm" fo:padding-right="0.254cm" fo:wrap-option="wrap"/>
    </style:style>
    <style:style style:name="Mgr48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9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0" style:family="graphic" style:parent-style-name="standard">
      <style:graphic-properties draw:stroke="none" svg:stroke-width="0cm" draw:fill="solid" draw:fill-color="#909085" draw:textarea-vertical-align="top" draw:auto-grow-height="false" draw:fit-to-size="false" style:shrink-to-fit="false" fo:min-height="0.052cm" fo:min-width="0cm" fo:padding-top="0.127cm" fo:padding-bottom="0.127cm" fo:padding-left="0.254cm" fo:padding-right="0.254cm" fo:wrap-option="wrap"/>
    </style:style>
    <style:style style:name="Mgr51" style:family="graphic" style:parent-style-name="standard">
      <style:graphic-properties draw:stroke="solid" svg:stroke-width="0.035cm" svg:stroke-color="#90908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title">
      <style:graphic-properties draw:auto-grow-height="false" fo:min-height="2.405cm"/>
      <style:paragraph-properties style:writing-mode="lr-tb"/>
    </style:style>
    <style:style style:name="Mpr4" style:family="presentation" style:parent-style-name="Default-outline1">
      <style:graphic-properties fo:min-height="8.353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c__20_2_20_Content_20_over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Nur_20_Titel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Nur_20_Tite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Nur_20_Tite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Titel_20_und_20_Inhal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Body_5f_slides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Body_5f_slides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Body_5f_slides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Body_5f_sli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Body_5f_sli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Body_5f_slides_5f_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Body_5f_slides_5f_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Body_5f_slides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Body_5f_slide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Body_5f_slide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5" style:family="presentation" style:parent-style-name="Body_5f_slides_5f__5f_-title">
      <style:graphic-properties draw:stroke="none" svg:stroke-width="0cm" draw:fill="none" draw:textarea-vertical-align="bottom" draw:auto-grow-height="false" draw:fit-to-size="false" style:shrink-to-fit="false" fo:min-height="2.405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Body_5f_slides_5f__5f_-outline1">
      <style:graphic-properties draw:stroke="none" svg:stroke-width="0cm" draw:fill="none" draw:textarea-vertical-align="top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Body_5f_slides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353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Body_5f_slides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Body_5f_slides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_20_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Default_20_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7529a"/>
      <style:paragraph-properties fo:text-align="start"/>
      <style:text-properties fo:font-size="18pt"/>
    </style:style>
    <style:style style:name="MP8" style:family="paragraph">
      <loext:graphic-properties draw:fill="solid" draw:fill-color="#eab90c"/>
      <style:paragraph-properties fo:text-align="start"/>
      <style:text-properties fo:font-size="18pt"/>
    </style:style>
    <style:style style:name="MP9" style:family="paragraph">
      <loext:graphic-properties draw:fill="solid" draw:fill-color="#909085"/>
      <style:paragraph-properties fo:text-align="start"/>
      <style:text-properties fo:font-size="18p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Exo 2" fo:font-size="10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Exo 2" fo:font-size="10pt" style:font-size-asian="14pt" style:font-size-complex="14pt" fo:hyphenate="false"/>
    </style:style>
    <style:style style:name="MP19" style:family="paragraph">
      <loext:graphic-properties draw:fill="none" draw:opacity="100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07529a" draw:opacity="100%"/>
      <style:paragraph-properties fo:text-align="start" style:font-independent-line-spacing="true"/>
      <style:text-properties fo:font-size="18pt"/>
    </style:style>
    <style:style style:name="MP21" style:family="paragraph">
      <loext:graphic-properties draw:fill="solid" draw:fill-color="#eab90c" draw:opacity="100%"/>
      <style:paragraph-properties fo:text-align="start" style:font-independent-line-spacing="true"/>
      <style:text-properties fo:font-size="18pt"/>
    </style:style>
    <style:style style:name="MP22" style:family="paragraph">
      <loext:graphic-properties draw:fill="solid" draw:fill-color="#909085" draw:opacity="100%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ffffff" draw:opacity="100%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7a786c" draw:opacity="15%"/>
      <style:paragraph-properties fo:text-align="start"/>
      <style:text-properties fo:font-size="18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6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2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loext:graphic-properties draw:fill="solid" draw:fill-color="#07529a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eab90c"/>
      <style:paragraph-properties fo:text-align="start" style:font-independent-line-spacing="true"/>
      <style:text-properties fo:font-size="18pt"/>
    </style:style>
    <style:style style:name="MP32" style:family="paragraph">
      <loext:graphic-properties draw:fill="solid" draw:fill-color="#909085"/>
      <style:paragraph-properties fo:text-align="start" style:font-independent-line-spacing="true"/>
      <style:text-properties fo:font-size="18pt"/>
    </style:style>
    <style:style style:name="MP3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34" style:family="paragraph">
      <style:paragraph-properties fo:margin-top="0.212cm" fo:margin-bottom="0cm" style:line-height-at-least="0.917cm" fo:text-align="start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36" style:family="paragraph">
      <style:paragraph-properties fo:text-align="start"/>
    </style:style>
    <style:style style:name="MP37" style:family="paragraph">
      <style:paragraph-properties fo:margin-left="0cm" fo:margin-right="0cm" fo:text-indent="0cm"/>
    </style:style>
    <style:style style:name="MP3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4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4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4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9085" loext:opacity="100%" style:text-line-through-style="none" style:text-line-through-type="none" style:text-position="0% 100%" style:font-name="Exo 2" fo:font-size="10pt" fo:letter-spacing="normal" fo:font-style="normal" style:text-underline-style="none" fo:font-weight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MT3" style:family="text">
      <style:text-properties fo:font-variant="normal" fo:text-transform="none" fo:color="#909085" loext:opacity="100%" style:text-line-through-style="none" style:text-line-through-type="none" style:text-position="0% 100%" style:font-name="Exo 2" fo:font-size="10pt" fo:letter-spacing="normal" fo:font-style="normal" style:text-underline-style="none" fo:font-weight="normal" style:font-size-asian="14pt" style:font-style-asian="normal" style:font-weight-asian="normal" style:font-name-complex="Calibri4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4" fo:font-size="13pt" fo:letter-spacing="normal" fo:language="en" fo:country="GB" fo:font-style="normal" style:text-underline-style="none" fo:font-weight="normal" style:font-name-asian="Calibri4" style:font-size-asian="13pt" style:font-style-asian="normal" style:font-weight-asian="normal" style:font-name-complex="Calibri4" style:font-size-complex="13pt" style:font-style-complex="normal" style:font-weight-complex="normal"/>
    </style:style>
    <style:style style:name="MT5" style:family="text">
      <style:text-properties fo:font-variant="normal" fo:text-transform="none" fo:color="#f18f1f" loext:opacity="100%" style:text-line-through-style="none" style:text-line-through-type="none" style:text-position="0% 100%" style:font-name="Calibri4" fo:font-size="13pt" fo:letter-spacing="normal" fo:language="en" fo:country="GB" fo:font-style="normal" style:text-underline-style="none" fo:font-weight="normal" style:font-name-asian="Calibri4" style:font-size-asian="13pt" style:font-style-asian="normal" style:font-weight-asian="normal" style:font-name-complex="Calibri4" style:font-size-complex="13pt" style:font-style-complex="normal" style:font-weight-complex="normal"/>
    </style:style>
    <style:style style:name="MT6" style:family="text">
      <style:text-properties fo:text-transform="uppercase" fo:color="#eab90c" loext:opacity="100%" style:text-line-through-style="none" style:text-line-through-type="none" style:text-position="0% 100%" style:font-name="Exo 2 Semi Bold" fo:font-size="24pt" fo:letter-spacing="normal" fo:font-style="normal" style:text-underline-style="none" fo:font-weight="normal" style:font-size-asian="24pt" style:font-style-asian="normal" style:font-weight-asian="normal" style:font-name-complex="Calibri4" style:font-size-complex="24pt" style:font-style-complex="normal" style:font-weight-complex="normal"/>
    </style:style>
    <style:style style:name="MT7" style:family="text">
      <style:text-properties fo:font-variant="normal" fo:text-transform="none" fo:color="#07529a" loext:opacity="100%" style:text-line-through-style="none" style:text-line-through-type="none" style:text-position="0% 100%" style:font-name="Calibri4" fo:font-size="20pt" fo:letter-spacing="normal" fo:font-style="normal" style:text-underline-style="none" fo:font-weight="normal" style:font-size-asian="20pt" style:font-style-asian="normal" style:font-weight-asian="normal" style:font-name-complex="Calibri4" style:font-size-complex="20pt" style:font-style-complex="normal" style:font-weight-complex="normal"/>
    </style:style>
    <style:style style:name="MT8" style:family="text">
      <style:text-properties fo:font-variant="normal" fo:text-transform="none" fo:color="#909085" loext:opacity="100%" style:text-line-through-style="none" style:text-line-through-type="none" style:text-position="0% 100%" style:font-name="Calibri4" fo:font-size="10pt" fo:letter-spacing="normal" fo:font-style="normal" style:text-underline-style="none" fo:font-weight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MT9" style:family="text">
      <style:text-properties fo:font-variant="normal" fo:text-transform="none" fo:color="#909085" loext:opacity="100%" style:text-line-through-style="none" style:text-line-through-type="none" style:text-position="0% 100%" style:font-name="Calibri4" fo:font-size="10pt" fo:letter-spacing="normal" fo:font-style="normal" style:text-underline-style="none" fo:font-weight="normal" style:font-size-asian="14pt" style:font-style-asian="normal" style:font-weight-asian="normal" style:font-name-complex="Calibri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1.524cm" svg:height="1.524cm" svg:x="4.418cm" svg:y="12.7cm">
        <draw:image xlink:href="Pictures/10000000000001D8000001D80366BC0AF2EF86D9.jpg" xlink:type="simple" xlink:show="embed" xlink:actuate="onLoad" draw:mime-type="image/jpeg">
          <text:p/>
        </draw:image>
      </draw:frame>
      <draw:frame presentation:style-name="Blank_20_Slide-title" draw:layer="backgroundobjects" svg:width="23.041cm" svg:height="2.404cm" svg:x="1.089cm" svg:y="1.524cm" presentation:class="title" presentation:placeholder="true">
        <draw:text-box/>
      </draw:frame>
      <draw:g draw:name="Group 1">
        <draw:custom-shape draw:name="CustomShape 2" draw:style-name="Mgr4" draw:text-style-name="MP6" draw:layer="layout" svg:width="3.937cm" svg:height="1.524cm" svg:x="0.254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5" draw:text-style-name="MP7" draw:layer="layout" svg:width="0.956cm" svg:height="0.83cm" svg:x="2.643cm" svg:y="12.7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6" draw:text-style-name="MP8" draw:layer="layout" svg:width="1.501cm" svg:height="0.424cm" svg:x="2.643cm" svg:y="13.7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7" draw:text-style-name="MP9" draw:layer="layout" svg:width="1.501cm" svg:height="1.012cm" svg:x="2.643cm" svg:y="12.7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8" draw:text-style-name="MP10" draw:layer="layout" svg:width="0.199cm" svg:height="0.278cm" svg:x="2.713cm" svg:y="13.858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9" draw:text-style-name="MP10" draw:layer="layout" svg:width="0.222cm" svg:height="0.282cm" svg:x="2.953cm" svg:y="13.854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10" draw:text-style-name="MP10" draw:layer="layout" svg:width="0.219cm" svg:height="0.272cm" svg:x="3.23cm" svg:y="13.86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10" draw:text-style-name="MP10" draw:layer="layout" svg:width="0.219cm" svg:height="0.272cm" svg:x="3.511cm" svg:y="13.86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11" draw:text-style-name="MP9" draw:layer="layout" svg:width="0.198cm" svg:height="0.274cm" svg:x="0.254cm" svg:y="13.86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12" draw:text-style-name="MP9" draw:layer="layout" svg:width="0.212cm" svg:height="0.271cm" svg:x="0.518cm" svg:y="13.86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12" draw:text-style-name="MP9" draw:layer="layout" svg:width="0.039cm" svg:height="0.271cm" svg:x="0.799cm" svg:y="1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12" draw:text-style-name="MP9" draw:layer="layout" svg:width="0.229cm" svg:height="0.271cm" svg:x="0.878cm" svg:y="13.86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12" draw:text-style-name="MP9" draw:layer="layout" svg:width="0.168cm" svg:height="0.271cm" svg:x="1.146cm" svg:y="13.86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13" draw:text-style-name="MP9" draw:layer="layout" svg:width="0.191cm" svg:height="0.275cm" svg:x="1.37cm" svg:y="13.86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14" draw:text-style-name="MP9" draw:layer="layout" svg:width="0.18cm" svg:height="0.282cm" svg:x="1.603cm" svg:y="13.86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12" draw:text-style-name="MP9" draw:layer="layout" svg:width="0.037cm" svg:height="0.271cm" svg:x="1.839cm" svg:y="1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12" draw:text-style-name="MP9" draw:layer="layout" svg:width="0.212cm" svg:height="0.271cm" svg:x="1.918cm" svg:y="13.86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15" draw:text-style-name="MP9" draw:layer="layout" svg:width="0.239cm" svg:height="0.344cm" svg:x="2.121cm" svg:y="13.794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12" draw:text-style-name="MP9" draw:layer="layout" svg:width="0.208cm" svg:height="0.271cm" svg:x="2.352cm" svg:y="13.86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frame draw:style-name="Mgr16" draw:text-style-name="MP6" draw:layer="backgroundobjects" svg:width="4.089cm" svg:height="1.575cm" svg:x="6.196cm" svg:y="12.649cm">
        <draw:image xlink:href="Pictures/10000000000005520000020D85FC09C7AAAF9B75.png" xlink:type="simple" xlink:show="embed" xlink:actuate="onLoad" draw:mime-type="image/png">
          <text:p/>
        </draw:image>
      </draw:frame>
      <draw:frame presentation:style-name="Blank_20_Slide-outline1" draw:layer="backgroundobjects" svg:width="23.041cm" svg:height="8.352cm" svg:x="1.089cm" svg:y="4.348cm" presentation:class="outline" presentation:placeholder="true">
        <draw:text-box/>
      </draw:frame>
      <draw:frame draw:style-name="Mgr3" draw:text-style-name="MP11" draw:layer="backgroundobjects" svg:width="3.073cm" svg:height="1.524cm" svg:x="10.389cm" svg:y="12.7cm">
        <draw:image xlink:href="Pictures/10000201000006C8000003605DC7BD938BB5337F.png" xlink:type="simple" xlink:show="embed" xlink:actuate="onLoad" draw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21" draw:style-name="Mgr17" draw:text-style-name="MP6" draw:layer="backgroundobjects" svg:x1="0.797cm" svg:y1="13.4cm" svg:x2="24.803cm" svg:y2="13.4cm">
        <text:p/>
      </draw:line>
      <draw:frame presentation:style-name="Mpr3" draw:text-style-name="MP12" draw:layer="backgroundobjects" svg:width="23.041cm" svg:height="2.404cm" svg:x="2.479cm" svg:y="-0.025cm" presentation:class="title">
        <draw:text-box>
          <text:p>Click to edit the title text format</text:p>
        </draw:text-box>
      </draw:frame>
      <draw:frame presentation:style-name="Mpr4" draw:text-style-name="MP12" draw:layer="backgroundobjects" svg:width="23.041cm" svg:height="8.352cm" svg:x="1.279cm" svg:y="3.36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draw:style-name="Mgr18" draw:text-style-name="MP14" draw:layer="backgroundobjects" svg:width="1.749cm" svg:height="0.874cm" svg:x="23.074cm" svg:y="13.454cm">
        <draw:text-box>
          <text:p text:style-name="MP13"><text:span text:style-name="MT2"><text:page-number>&lt;number&gt;</text:page-number></text:span></text:p>
        </draw:text-box>
      </draw:frame>
      <draw:frame draw:name="Fußzeilenplatzhalter 4" draw:style-name="Mgr18" draw:text-style-name="MP16" draw:layer="backgroundobjects" svg:width="15.31cm" svg:height="0.874cm" svg:x="5.145cm" svg:y="13.454cm">
        <draw:text-box>
          <text:p text:style-name="MP15"><text:span text:style-name="MT3">DPG Karlsruhe 2024 – Georgios Giakoustidis</text:span></text:p>
        </draw:text-box>
      </draw:frame>
      <draw:frame draw:name="Datumsplatzhalter 3" draw:style-name="Mgr18" draw:text-style-name="MP18" draw:layer="backgroundobjects" svg:width="2.624cm" svg:height="0.874cm" svg:x="0.772cm" svg:y="13.454cm">
        <draw:text-box>
          <text:p text:style-name="MP17"><text:span text:style-name="MT2">08.03.2023</text:span></text:p>
        </draw:text-box>
      </draw:frame>
      <draw:g draw:name="Gruppieren 29">
        <draw:custom-shape draw:name="AutoShape 3" draw:style-name="Mgr19" draw:text-style-name="MP19" draw:layer="backgroundobjects" svg:width="3.861cm" svg:height="1.473cm" svg:x="0.172cm" svg:y="0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20" draw:text-style-name="MP20" draw:layer="backgroundobjects" svg:width="0.939cm" svg:height="0.802cm" svg:x="2.514cm" svg:y="0.174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21" draw:text-style-name="MP21" draw:layer="backgroundobjects" svg:width="1.472cm" svg:height="0.41cm" svg:x="2.514cm" svg:y="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22" draw:text-style-name="MP22" draw:layer="backgroundobjects" svg:width="1.472cm" svg:height="0.978cm" svg:x="2.514cm" svg:y="0.174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23" draw:text-style-name="MP23" draw:layer="backgroundobjects" svg:width="0.195cm" svg:height="0.27cm" svg:x="2.583cm" svg:y="1.292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24" draw:text-style-name="MP23" draw:layer="backgroundobjects" svg:width="0.218cm" svg:height="0.273cm" svg:x="2.819cm" svg:y="1.289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25" draw:text-style-name="MP23" draw:layer="backgroundobjects" svg:width="0.215cm" svg:height="0.262cm" svg:x="3.09cm" svg:y="1.296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25" draw:text-style-name="MP23" draw:layer="backgroundobjects" svg:width="0.215cm" svg:height="0.262cm" svg:x="3.365cm" svg:y="1.296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26" draw:text-style-name="MP22" draw:layer="backgroundobjects" svg:width="0.195cm" svg:height="0.267cm" svg:x="0.172cm" svg:y="1.302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27" draw:text-style-name="MP22" draw:layer="backgroundobjects" svg:width="0.209cm" svg:height="0.262cm" svg:x="0.43cm" svg:y="1.302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27" draw:text-style-name="MP22" draw:layer="backgroundobjects" svg:width="0.039cm" svg:height="0.262cm" svg:x="0.706cm" svg:y="1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27" draw:text-style-name="MP22" draw:layer="backgroundobjects" svg:width="0.225cm" svg:height="0.262cm" svg:x="0.784cm" svg:y="1.302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27" draw:text-style-name="MP22" draw:layer="backgroundobjects" svg:width="0.166cm" svg:height="0.262cm" svg:x="1.046cm" svg:y="1.302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28" draw:text-style-name="MP22" draw:layer="backgroundobjects" svg:width="0.189cm" svg:height="0.265cm" svg:x="1.266cm" svg:y="1.299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29" draw:text-style-name="MP22" draw:layer="backgroundobjects" svg:width="0.177cm" svg:height="0.273cm" svg:x="1.494cm" svg:y="1.296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27" draw:text-style-name="MP22" draw:layer="backgroundobjects" svg:width="0.038cm" svg:height="0.262cm" svg:x="1.725cm" svg:y="1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27" draw:text-style-name="MP22" draw:layer="backgroundobjects" svg:width="0.209cm" svg:height="0.262cm" svg:x="1.803cm" svg:y="1.302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30" draw:text-style-name="MP22" draw:layer="backgroundobjects" svg:width="0.236cm" svg:height="0.334cm" svg:x="2.002cm" svg:y="1.23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27" draw:text-style-name="MP22" draw:layer="backgroundobjects" svg:width="0.205cm" svg:height="0.262cm" svg:x="2.229cm" svg:y="1.302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2">
      <draw:g draw:name="Group 1">
        <draw:custom-shape draw:name="CustomShape 2" draw:style-name="Mgr31" draw:text-style-name="MP6" draw:layer="layout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2" draw:text-style-name="MP7" draw:layer="layout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3" draw:text-style-name="MP8" draw:layer="layout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4" draw:text-style-name="MP9" draw:layer="layout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5" draw:text-style-name="MP10" draw:layer="layout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6" draw:text-style-name="MP10" draw:layer="layout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7" draw:text-style-name="MP10" draw:layer="layout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7" draw:text-style-name="MP10" draw:layer="layout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8" draw:text-style-name="MP9" draw:layer="layout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39" draw:text-style-name="MP9" draw:layer="layout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39" draw:text-style-name="MP9" draw:layer="layout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39" draw:text-style-name="MP9" draw:layer="layout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39" draw:text-style-name="MP9" draw:layer="layout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8" draw:text-style-name="MP9" draw:layer="layout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0" draw:text-style-name="MP9" draw:layer="layout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39" draw:text-style-name="MP9" draw:layer="layout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39" draw:text-style-name="MP9" draw:layer="layout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1" draw:text-style-name="MP9" draw:layer="layout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39" draw:text-style-name="MP9" draw:layer="layout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7" draw:text-style-name="MP6" draw:layer="backgroundobjects" svg:x1="0.797cm" svg:y1="13.4cm" svg:x2="24.803cm" svg:y2="13.4cm">
        <text:p/>
      </draw:line>
      <draw:frame draw:name="PlaceHolder 1" presentation:style-name="Title_2c__20_2_20_Content_20_over_20_Content-title" draw:layer="backgroundobjects" svg:width="23.04cm" svg:height="2.403cm" svg:x="1.279cm" svg:y="0.57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492cm" svg:height="5.532cm" svg:x="0cm" svg:y="2.799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492cm" svg:height="5.532cm" svg:x="13.118cm" svg:y="2.799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601cm" svg:height="5.532cm" svg:x="0cm" svg:y="8.859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19.797cm" svg:height="11.136cm" svg:x="0.601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g draw:name="Group 1">
        <draw:custom-shape draw:name="CustomShape 2" draw:style-name="Mgr31" draw:text-style-name="MP6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2" draw:text-style-name="MP7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3" draw:text-style-name="MP8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4" draw:text-style-name="MP9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5" draw:text-style-name="MP10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6" draw:text-style-name="MP10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7" draw:text-style-name="MP10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7" draw:text-style-name="MP10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8" draw:text-style-name="MP9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39" draw:text-style-name="MP9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39" draw:text-style-name="MP9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39" draw:text-style-name="MP9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39" draw:text-style-name="MP9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8" draw:text-style-name="MP9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0" draw:text-style-name="MP9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39" draw:text-style-name="MP9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39" draw:text-style-name="MP9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1" draw:text-style-name="MP9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39" draw:text-style-name="MP9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7" draw:text-style-name="MP6" draw:layer="backgroundobjects" svg:x1="0.797cm" svg:y1="13.4cm" svg:x2="24.803cm" svg:y2="13.4cm">
        <text:p/>
      </draw:line>
      <draw:custom-shape draw:name="CustomShape 47" draw:style-name="Mgr42" draw:text-style-name="MP24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-title" draw:layer="backgroundobjects" svg:width="23.041cm" svg:height="2.404cm" svg:x="1.279cm" svg:y="0.573cm" presentation:class="title" presentation:placeholder="true">
        <draw:text-box/>
      </draw:frame>
      <draw:frame presentation:style-name="Default_20_1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Google Shape;10;p1" draw:style-name="Mgr43" draw:text-style-name="MP25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6" draw:text-style-name="MP6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13;p16" presentation:style-name="Titel_20_und_20_Inhalt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14;p16" presentation:style-name="Titel_20_und_20_Inhalt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15;p16" presentation:style-name="Titel_20_und_20_Inhalt-outline1" draw:layer="backgroundobjects" svg:width="23.888cm" svg:height="10.52cm" svg:x="0.855cm" svg:y="2.952cm" presentation:class="outline" presentation:placeholder="true" presentation:user-transformed="true">
        <draw:text-box/>
      </draw:frame>
      <draw:frame draw:name="Google Shape;116;p16" presentation:style-name="Mpr11" draw:text-style-name="MP26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17;p16" presentation:style-name="Mpr12" draw:text-style-name="MP28" draw:layer="backgroundobjects" svg:width="1.535cm" svg:height="1.101cm" svg:x="23.957cm" svg:y="13.298cm" presentation:class="page-number" presentation:user-transformed="true">
        <draw:text-box>
          <text:p text:style-name="MP27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8.664cm" svg:height="11.136cm" svg:x="1.167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Google Shape;10;p1" draw:style-name="Mgr43" draw:text-style-name="MP25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6" draw:text-style-name="MP6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28;p18" presentation:style-name="Nur_20_Titel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29;p18" presentation:style-name="Mpr15" draw:text-style-name="MP26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30;p18" presentation:style-name="Nur_20_Titel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31;p18" presentation:style-name="Mpr16" draw:text-style-name="MP28" draw:layer="backgroundobjects" svg:width="1.535cm" svg:height="1.101cm" svg:x="23.957cm" svg:y="13.298cm" presentation:class="page-number" presentation:user-transformed="true">
        <draw:text-box>
          <text:p text:style-name="MP27"><text:span text:style-name="MT5"><text:page-number>&lt;number&gt;</text:page-number></text:span></text:p>
        </draw:text-box>
      </draw:frame>
      <presentation:notes style:page-layout-name="PM0">
        <draw:page-thumbnail presentation:style-name="Nur_20_Titel-title" draw:layer="backgroundobjects" svg:width="18.664cm" svg:height="11.136cm" svg:x="1.167cm" svg:y="2.256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Google Shape;10;p1" draw:style-name="Mgr43" draw:text-style-name="MP25" draw:layer="backgroundobjects" svg:width="1.964cm" svg:height="0.391cm" svg:x="22.78cm" svg:y="13.8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1" draw:style-name="Mgr16" draw:text-style-name="MP6" draw:layer="backgroundobjects" svg:width="0.682cm" svg:height="0.211cm" svg:x="0.845cm" svg:y="13.887cm">
        <draw:image xlink:href="Pictures/10000201000007060000022C920DE9614CB9326D.png" xlink:type="simple" xlink:show="embed" xlink:actuate="onLoad" draw:mime-type="image/png">
          <text:p/>
        </draw:image>
      </draw:frame>
      <draw:frame draw:name="Google Shape;113;p16" presentation:style-name="Titel_20_und_20_Inhalt_5f_-outline1" draw:layer="backgroundobjects" svg:width="23.888cm" svg:height="0.795cm" svg:x="0.855cm" svg:y="1.715cm" presentation:class="outline" presentation:placeholder="true" presentation:user-transformed="true">
        <draw:text-box/>
      </draw:frame>
      <draw:frame draw:name="Google Shape;114;p16" presentation:style-name="Titel_20_und_20_Inhalt_5f_-title" draw:layer="backgroundobjects" svg:width="23.888cm" svg:height="0.946cm" svg:x="0.855cm" svg:y="0.732cm" presentation:class="title" presentation:placeholder="true" presentation:user-transformed="true">
        <draw:text-box/>
      </draw:frame>
      <draw:frame draw:name="Google Shape;115;p16" presentation:style-name="Titel_20_und_20_Inhalt_5f_-outline1" draw:layer="backgroundobjects" svg:width="23.888cm" svg:height="10.52cm" svg:x="0.855cm" svg:y="2.952cm" presentation:class="outline" presentation:placeholder="true" presentation:user-transformed="true">
        <draw:text-box/>
      </draw:frame>
      <draw:frame draw:name="Google Shape;116;p16" presentation:style-name="Mpr19" draw:text-style-name="MP26" draw:layer="backgroundobjects" svg:width="20.892cm" svg:height="0.391cm" svg:x="1.661cm" svg:y="13.818cm" presentation:class="footer" presentation:user-transformed="true">
        <draw:text-box>
          <text:p/>
        </draw:text-box>
      </draw:frame>
      <draw:frame draw:name="Google Shape;117;p16" presentation:style-name="Mpr20" draw:text-style-name="MP28" draw:layer="backgroundobjects" svg:width="1.535cm" svg:height="1.101cm" svg:x="23.957cm" svg:y="13.298cm" presentation:class="page-number" presentation:user-transformed="true">
        <draw:text-box>
          <text:p text:style-name="MP27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8.664cm" svg:height="11.136cm" svg:x="1.167cm" svg:y="2.256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g draw:name="Group 1">
        <draw:custom-shape draw:name="CustomShape 2" draw:style-name="Mgr31" draw:text-style-name="MP6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2" draw:text-style-name="MP7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3" draw:text-style-name="MP8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4" draw:text-style-name="MP9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5" draw:text-style-name="MP10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6" draw:text-style-name="MP10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7" draw:text-style-name="MP10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7" draw:text-style-name="MP10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8" draw:text-style-name="MP9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39" draw:text-style-name="MP9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39" draw:text-style-name="MP9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39" draw:text-style-name="MP9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39" draw:text-style-name="MP9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8" draw:text-style-name="MP9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0" draw:text-style-name="MP9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39" draw:text-style-name="MP9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39" draw:text-style-name="MP9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1" draw:text-style-name="MP9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39" draw:text-style-name="MP9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7" draw:text-style-name="MP6" draw:layer="backgroundobjects" svg:x1="0.797cm" svg:y1="13.4cm" svg:x2="24.803cm" svg:y2="13.4cm">
        <text:p/>
      </draw:line>
      <draw:custom-shape draw:name="CustomShape 47" draw:style-name="Mgr42" draw:text-style-name="MP24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_5f_-title" draw:layer="backgroundobjects" svg:width="23.041cm" svg:height="2.404cm" svg:x="1.279cm" svg:y="0.573cm" presentation:class="title" presentation:placeholder="true">
        <draw:text-box/>
      </draw:frame>
      <draw:frame presentation:style-name="Default_20_1_5f_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_5f_-title" draw:layer="backgroundobjects" svg:width="19.797cm" svg:height="11.136cm" svg:x="0.601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" style:display-name="Body_slides" style:page-layout-name="PM1" draw:style-name="Mdp3">
      <draw:g draw:name="Gruppieren 29">
        <draw:custom-shape draw:name="AutoShape 3" draw:style-name="Mgr44" draw:text-style-name="MP29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45" draw:text-style-name="MP30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46" draw:text-style-name="MP31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47" draw:text-style-name="MP32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48" draw:text-style-name="MP33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48" draw:text-style-name="MP33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48" draw:text-style-name="MP33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48" draw:text-style-name="MP33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49" draw:text-style-name="MP32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49" draw:text-style-name="MP32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49" draw:text-style-name="MP32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49" draw:text-style-name="MP32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49" draw:text-style-name="MP32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49" draw:text-style-name="MP32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49" draw:text-style-name="MP32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49" draw:text-style-name="MP32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49" draw:text-style-name="MP32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50" draw:text-style-name="MP32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49" draw:text-style-name="MP32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51" draw:text-style-name="MP6" draw:layer="backgroundobjects" svg:x1="0.795cm" svg:y1="13.399cm" svg:x2="24.801cm" svg:y2="13.4cm">
        <text:p/>
      </draw:line>
      <draw:frame draw:name="Titel 1" presentation:style-name="Mpr25" draw:text-style-name="MP35" draw:layer="backgroundobjects" svg:width="12.026cm" svg:height="1.797cm" svg:x="6.738cm" svg:y="0.527cm" presentation:class="title" presentation:user-transformed="true">
        <draw:text-box>
          <text:p text:style-name="MP34"><text:span text:style-name="MT6">Titelmasterformat durch Klicken bearbeiten</text:span></text:p>
        </draw:text-box>
      </draw:frame>
      <draw:frame draw:name="Inhaltsplatzhalter 2" presentation:style-name="Mpr26" draw:text-style-name="MP39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36"><text:span text:style-name="MT7">Click to edit the outline text format</text:span></text:p>
              <text:list>
                <text:list-item>
                  <text:p text:style-name="MP36"><text:span text:style-name="MT7">Second Outline Level</text:span></text:p>
                  <text:list>
                    <text:list-item>
                      <text:p text:style-name="MP36"><text:span text:style-name="MT7">Third Outline Level</text:span></text:p>
                      <text:list>
                        <text:list-item>
                          <text:p text:style-name="MP36"><text:span text:style-name="MT7">Fourth Outline Level</text:span></text:p>
                          <text:list>
                            <text:list-item>
                              <text:p text:style-name="MP36"><text:span text:style-name="MT7">Fifth Outline Level</text:span></text:p>
                              <text:list>
                                <text:list-item>
                                  <text:p text:style-name="MP36"><text:span text:style-name="MT7">Sixth Outline Level</text:span></text:p>
                                  <text:list>
                                    <text:list-item>
                                      <text:p text:style-name="MP37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37"><text:span text:style-name="MT7">Zweite Ebene</text:span></text:p>
                                          <text:list>
                                            <text:list-item>
                                              <text:p text:style-name="MP37"><text:span text:style-name="MT7">Dritte Ebene</text:span></text:p>
                                              <text:list>
                                                <text:list-item>
                                                  <text:p text:style-name="MP38"><text:span text:style-name="MT7">Vierte Ebene</text:span></text:p>
                                                </text:list-item>
                                                <text:list-item>
                                                  <text:p text:style-name="MP17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41" draw:layer="backgroundobjects" svg:width="2.399cm" svg:height="0.799cm" svg:x="0.797cm" svg:y="13.399cm" presentation:class="date-time" presentation:user-transformed="true">
        <draw:text-box>
          <text:p text:style-name="MP40"><text:span text:style-name="MT8">24.03.2021</text:span></text:p>
        </draw:text-box>
      </draw:frame>
      <draw:frame draw:name="Fußzeilenplatzhalter 4" presentation:style-name="Mpr27" draw:text-style-name="MP41" draw:layer="backgroundobjects" svg:width="13.999cm" svg:height="0.799cm" svg:x="5.798cm" svg:y="13.399cm" presentation:class="footer" presentation:user-transformed="true">
        <draw:text-box>
          <text:p text:style-name="MP42"><text:span text:style-name="MT9">Heidelberg22 – Georgios Giakoustidis</text:span></text:p>
        </draw:text-box>
      </draw:frame>
      <draw:frame draw:name="Foliennummernplatzhalter 5" presentation:style-name="Mpr27" draw:text-style-name="MP41" draw:layer="backgroundobjects" svg:width="1.599cm" svg:height="0.799cm" svg:x="23.2cm" svg:y="13.399cm" presentation:class="page-number" presentation:user-transformed="true">
        <draw:text-box>
          <text:p text:style-name="MP43"><text:span text:style-name="MT8"><text:page-number>&lt;number&gt;</text:page-number></text:span></text:p>
        </draw:text-box>
      </draw:frame>
      <presentation:notes style:page-layout-name="PM0">
        <draw:page-thumbnail presentation:style-name="Body_5f_slides-title" draw:layer="backgroundobjects" svg:width="19.797cm" svg:height="11.136cm" svg:x="0.601cm" svg:y="2.257cm" presentation:class="page"/>
        <draw:frame presentation:style-name="Body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_5f_" style:display-name="Body_slides_" style:page-layout-name="PM1" draw:style-name="Mdp3">
      <draw:g draw:name="Gruppieren 29">
        <draw:custom-shape draw:name="AutoShape 3" draw:style-name="Mgr44" draw:text-style-name="MP29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45" draw:text-style-name="MP30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46" draw:text-style-name="MP31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47" draw:text-style-name="MP32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48" draw:text-style-name="MP33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48" draw:text-style-name="MP33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48" draw:text-style-name="MP33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48" draw:text-style-name="MP33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49" draw:text-style-name="MP32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49" draw:text-style-name="MP32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49" draw:text-style-name="MP32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49" draw:text-style-name="MP32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49" draw:text-style-name="MP32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49" draw:text-style-name="MP32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49" draw:text-style-name="MP32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49" draw:text-style-name="MP32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49" draw:text-style-name="MP32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50" draw:text-style-name="MP32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49" draw:text-style-name="MP32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51" draw:text-style-name="MP6" draw:layer="backgroundobjects" svg:x1="0.795cm" svg:y1="13.399cm" svg:x2="24.801cm" svg:y2="13.4cm">
        <text:p/>
      </draw:line>
      <draw:frame draw:name="Titel 1" presentation:style-name="Mpr30" draw:text-style-name="MP35" draw:layer="backgroundobjects" svg:width="12.026cm" svg:height="1.797cm" svg:x="6.738cm" svg:y="0.527cm" presentation:class="title" presentation:user-transformed="true">
        <draw:text-box>
          <text:p text:style-name="MP34"><text:span text:style-name="MT6">Titelmasterformat durch Klicken bearbeiten</text:span></text:p>
        </draw:text-box>
      </draw:frame>
      <draw:frame draw:name="Inhaltsplatzhalter 2" presentation:style-name="Mpr31" draw:text-style-name="MP39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36"><text:span text:style-name="MT7">Click to edit the outline text format</text:span></text:p>
              <text:list>
                <text:list-item>
                  <text:p text:style-name="MP36"><text:span text:style-name="MT7">Second Outline Level</text:span></text:p>
                  <text:list>
                    <text:list-item>
                      <text:p text:style-name="MP36"><text:span text:style-name="MT7">Third Outline Level</text:span></text:p>
                      <text:list>
                        <text:list-item>
                          <text:p text:style-name="MP36"><text:span text:style-name="MT7">Fourth Outline Level</text:span></text:p>
                          <text:list>
                            <text:list-item>
                              <text:p text:style-name="MP36"><text:span text:style-name="MT7">Fifth Outline Level</text:span></text:p>
                              <text:list>
                                <text:list-item>
                                  <text:p text:style-name="MP36"><text:span text:style-name="MT7">Sixth Outline Level</text:span></text:p>
                                  <text:list>
                                    <text:list-item>
                                      <text:p text:style-name="MP37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37"><text:span text:style-name="MT7">Zweite Ebene</text:span></text:p>
                                          <text:list>
                                            <text:list-item>
                                              <text:p text:style-name="MP37"><text:span text:style-name="MT7">Dritte Ebene</text:span></text:p>
                                              <text:list>
                                                <text:list-item>
                                                  <text:p text:style-name="MP38"><text:span text:style-name="MT7">Vierte Ebene</text:span></text:p>
                                                </text:list-item>
                                                <text:list-item>
                                                  <text:p text:style-name="MP17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2" draw:text-style-name="MP41" draw:layer="backgroundobjects" svg:width="2.399cm" svg:height="0.799cm" svg:x="0.797cm" svg:y="13.399cm" presentation:class="date-time" presentation:user-transformed="true">
        <draw:text-box>
          <text:p text:style-name="MP40"><text:span text:style-name="MT8">24.03.2021</text:span></text:p>
        </draw:text-box>
      </draw:frame>
      <draw:frame draw:name="Fußzeilenplatzhalter 4" presentation:style-name="Mpr32" draw:text-style-name="MP41" draw:layer="backgroundobjects" svg:width="13.999cm" svg:height="0.799cm" svg:x="5.798cm" svg:y="13.399cm" presentation:class="footer" presentation:user-transformed="true">
        <draw:text-box>
          <text:p text:style-name="MP42"><text:span text:style-name="MT9">Heidelberg22 – Georgios Giakoustidis</text:span></text:p>
        </draw:text-box>
      </draw:frame>
      <draw:frame draw:name="Foliennummernplatzhalter 5" presentation:style-name="Mpr32" draw:text-style-name="MP41" draw:layer="backgroundobjects" svg:width="1.599cm" svg:height="0.799cm" svg:x="23.2cm" svg:y="13.399cm" presentation:class="page-number" presentation:user-transformed="true">
        <draw:text-box>
          <text:p text:style-name="MP43"><text:span text:style-name="MT8"><text:page-number>&lt;number&gt;</text:page-number></text:span></text:p>
        </draw:text-box>
      </draw:frame>
      <presentation:notes style:page-layout-name="PM0">
        <draw:page-thumbnail presentation:style-name="Body_5f_slides_5f_-title" draw:layer="backgroundobjects" svg:width="19.797cm" svg:height="11.136cm" svg:x="0.601cm" svg:y="2.257cm" presentation:class="page"/>
        <draw:frame presentation:style-name="Body_5f_slides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5f_slides_5f__5f_" style:display-name="Body_slides__" style:page-layout-name="PM1" draw:style-name="Mdp3">
      <draw:g draw:name="Gruppieren 29">
        <draw:custom-shape draw:name="AutoShape 3" draw:style-name="Mgr44" draw:text-style-name="MP29" draw:layer="backgroundobjects" svg:width="3.53cm" svg:height="1.346cm" svg:x="0.158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Mgr45" draw:text-style-name="MP30" draw:layer="backgroundobjects" svg:width="0.859cm" svg:height="0.733cm" svg:x="2.299cm" svg:y="0.159cm">
          <text:p/>
          <draw:enhanced-geometry draw:mirror-horizontal="false" draw:mirror-vertical="false" svg:viewBox="0 0 0 0" drawooo:sub-view-size="1277 1104" draw:text-areas="0 0 ?f10 ?f11" draw:type="ooxml-non-primitive" draw:enhanced-path="M 944 552 C 1110 357 1203 197 1277 0 L 0 0 0 1104 C 253 1070 607 949 944 552 Z N">
            <draw:equation draw:name="f0" draw:formula="944*logwidth/1277"/>
            <draw:equation draw:name="f1" draw:formula="552*logheight/1104"/>
            <draw:equation draw:name="f2" draw:formula="1277*logwidth/1277"/>
            <draw:equation draw:name="f3" draw:formula="0*logheight/1104"/>
            <draw:equation draw:name="f4" draw:formula="0*logwidth/1277"/>
            <draw:equation draw:name="f5" draw:formula="0*logheight/1104"/>
            <draw:equation draw:name="f6" draw:formula="0*logwidth/1277"/>
            <draw:equation draw:name="f7" draw:formula="1104*logheight/1104"/>
            <draw:equation draw:name="f8" draw:formula="944*logwidth/1277"/>
            <draw:equation draw:name="f9" draw:formula="552*logheight/1104"/>
            <draw:equation draw:name="f10" draw:formula="logwidth"/>
            <draw:equation draw:name="f11" draw:formula="logheight"/>
          </draw:enhanced-geometry>
        </draw:custom-shape>
        <draw:custom-shape draw:name="Rectangle 6" draw:style-name="Mgr46" draw:text-style-name="MP31" draw:layer="backgroundobjects" svg:width="1.346cm" svg:height="0.374cm" svg:x="2.299cm" svg:y="1.1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Mgr47" draw:text-style-name="MP32" draw:layer="backgroundobjects" svg:width="1.346cm" svg:height="0.894cm" svg:x="2.299cm" svg:y="0.159cm">
          <text:p/>
          <draw:enhanced-geometry draw:mirror-horizontal="false" draw:mirror-vertical="false" svg:viewBox="0 0 0 0" drawooo:sub-view-size="2000 1349" draw:text-areas="0 0 ?f14 ?f15" draw:type="ooxml-non-primitive" draw:enhanced-path="M 2000 0 L 1361 0 C 1285 208 1168 419 992 627 644 1036 259 1159 0 1193 L 0 1349 2000 1349 2000 0 Z N">
            <draw:equation draw:name="f0" draw:formula="2000*logwidth/2000"/>
            <draw:equation draw:name="f1" draw:formula="0*logheight/1349"/>
            <draw:equation draw:name="f2" draw:formula="1361*logwidth/2000"/>
            <draw:equation draw:name="f3" draw:formula="0*logheight/1349"/>
            <draw:equation draw:name="f4" draw:formula="992*logwidth/2000"/>
            <draw:equation draw:name="f5" draw:formula="627*logheight/1349"/>
            <draw:equation draw:name="f6" draw:formula="0*logwidth/2000"/>
            <draw:equation draw:name="f7" draw:formula="1193*logheight/1349"/>
            <draw:equation draw:name="f8" draw:formula="0*logwidth/2000"/>
            <draw:equation draw:name="f9" draw:formula="1349*logheight/1349"/>
            <draw:equation draw:name="f10" draw:formula="2000*logwidth/2000"/>
            <draw:equation draw:name="f11" draw:formula="1349*logheight/1349"/>
            <draw:equation draw:name="f12" draw:formula="2000*logwidth/2000"/>
            <draw:equation draw:name="f13" draw:formula="0*logheight/1349"/>
            <draw:equation draw:name="f14" draw:formula="logwidth"/>
            <draw:equation draw:name="f15" draw:formula="logheight"/>
          </draw:enhanced-geometry>
        </draw:custom-shape>
        <draw:custom-shape draw:name="Freeform 8" draw:style-name="Mgr48" draw:text-style-name="MP33" draw:layer="backgroundobjects" svg:width="0.178cm" svg:height="0.246cm" svg:x="2.363cm" svg:y="1.181cm">
          <text:p/>
          <draw:enhanced-geometry draw:mirror-horizontal="false" draw:mirror-vertical="false" svg:viewBox="0 0 0 0" drawooo:sub-view-size="264 371" draw:text-areas="0 0 ?f42 ?f43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134*logwidth/264"/>
            <draw:equation draw:name="f1" draw:formula="318*logheight/371"/>
            <draw:equation draw:name="f2" draw:formula="198*logwidth/264"/>
            <draw:equation draw:name="f3" draw:formula="265*logheight/371"/>
            <draw:equation draw:name="f4" draw:formula="132*logwidth/264"/>
            <draw:equation draw:name="f5" draw:formula="203*logheight/371"/>
            <draw:equation draw:name="f6" draw:formula="65*logwidth/264"/>
            <draw:equation draw:name="f7" draw:formula="203*logheight/371"/>
            <draw:equation draw:name="f8" draw:formula="65*logwidth/264"/>
            <draw:equation draw:name="f9" draw:formula="318*logheight/371"/>
            <draw:equation draw:name="f10" draw:formula="134*logwidth/264"/>
            <draw:equation draw:name="f11" draw:formula="318*logheight/371"/>
            <draw:equation draw:name="f12" draw:formula="65*logwidth/264"/>
            <draw:equation draw:name="f13" draw:formula="53*logheight/371"/>
            <draw:equation draw:name="f14" draw:formula="65*logwidth/264"/>
            <draw:equation draw:name="f15" draw:formula="155*logheight/371"/>
            <draw:equation draw:name="f16" draw:formula="131*logwidth/264"/>
            <draw:equation draw:name="f17" draw:formula="155*logheight/371"/>
            <draw:equation draw:name="f18" draw:formula="190*logwidth/264"/>
            <draw:equation draw:name="f19" draw:formula="103*logheight/371"/>
            <draw:equation draw:name="f20" draw:formula="126*logwidth/264"/>
            <draw:equation draw:name="f21" draw:formula="53*logheight/371"/>
            <draw:equation draw:name="f22" draw:formula="65*logwidth/264"/>
            <draw:equation draw:name="f23" draw:formula="53*logheight/371"/>
            <draw:equation draw:name="f24" draw:formula="191*logwidth/264"/>
            <draw:equation draw:name="f25" draw:formula="180*logheight/371"/>
            <draw:equation draw:name="f26" draw:formula="264*logwidth/264"/>
            <draw:equation draw:name="f27" draw:formula="277*logheight/371"/>
            <draw:equation draw:name="f28" draw:formula="145*logwidth/264"/>
            <draw:equation draw:name="f29" draw:formula="371*logheight/371"/>
            <draw:equation draw:name="f30" draw:formula="0*logwidth/264"/>
            <draw:equation draw:name="f31" draw:formula="367*logheight/371"/>
            <draw:equation draw:name="f32" draw:formula="0*logwidth/264"/>
            <draw:equation draw:name="f33" draw:formula="4*logheight/371"/>
            <draw:equation draw:name="f34" draw:formula="129*logwidth/264"/>
            <draw:equation draw:name="f35" draw:formula="0*logheight/371"/>
            <draw:equation draw:name="f36" draw:formula="253*logwidth/264"/>
            <draw:equation draw:name="f37" draw:formula="95*logheight/371"/>
            <draw:equation draw:name="f38" draw:formula="191*logwidth/264"/>
            <draw:equation draw:name="f39" draw:formula="178*logheight/371"/>
            <draw:equation draw:name="f40" draw:formula="191*logwidth/264"/>
            <draw:equation draw:name="f41" draw:formula="180*logheight/371"/>
            <draw:equation draw:name="f42" draw:formula="logwidth"/>
            <draw:equation draw:name="f43" draw:formula="logheight"/>
          </draw:enhanced-geometry>
        </draw:custom-shape>
        <draw:custom-shape draw:name="Freeform 9" draw:style-name="Mgr48" draw:text-style-name="MP33" draw:layer="backgroundobjects" svg:width="0.2cm" svg:height="0.249cm" svg:x="2.578cm" svg:y="1.178cm">
          <text:p/>
          <draw:enhanced-geometry draw:mirror-horizontal="false" draw:mirror-vertical="false" svg:viewBox="0 0 0 0" drawooo:sub-view-size="299 376" draw:text-areas="0 0 ?f20 ?f2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69*logwidth/299"/>
            <draw:equation draw:name="f1" draw:formula="188*logheight/376"/>
            <draw:equation draw:name="f2" draw:formula="149*logwidth/299"/>
            <draw:equation draw:name="f3" draw:formula="320*logheight/376"/>
            <draw:equation draw:name="f4" draw:formula="230*logwidth/299"/>
            <draw:equation draw:name="f5" draw:formula="188*logheight/376"/>
            <draw:equation draw:name="f6" draw:formula="149*logwidth/299"/>
            <draw:equation draw:name="f7" draw:formula="56*logheight/376"/>
            <draw:equation draw:name="f8" draw:formula="69*logwidth/299"/>
            <draw:equation draw:name="f9" draw:formula="188*logheight/376"/>
            <draw:equation draw:name="f10" draw:formula="299*logwidth/299"/>
            <draw:equation draw:name="f11" draw:formula="188*logheight/376"/>
            <draw:equation draw:name="f12" draw:formula="149*logwidth/299"/>
            <draw:equation draw:name="f13" draw:formula="376*logheight/376"/>
            <draw:equation draw:name="f14" draw:formula="0*logwidth/299"/>
            <draw:equation draw:name="f15" draw:formula="188*logheight/376"/>
            <draw:equation draw:name="f16" draw:formula="149*logwidth/299"/>
            <draw:equation draw:name="f17" draw:formula="0*logheight/376"/>
            <draw:equation draw:name="f18" draw:formula="299*logwidth/299"/>
            <draw:equation draw:name="f19" draw:formula="188*logheight/376"/>
            <draw:equation draw:name="f20" draw:formula="logwidth"/>
            <draw:equation draw:name="f21" draw:formula="logheight"/>
          </draw:enhanced-geometry>
        </draw:custom-shape>
        <draw:custom-shape draw:name="Freeform 10" draw:style-name="Mgr48" draw:text-style-name="MP33" draw:layer="backgroundobjects" svg:width="0.197cm" svg:height="0.24cm" svg:x="2.826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2*logwidth/295"/>
            <draw:equation draw:name="f7" draw:formula="343*logheight/363"/>
            <draw:equation draw:name="f8" draw:formula="90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4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1" draw:style-name="Mgr48" draw:text-style-name="MP33" draw:layer="backgroundobjects" svg:width="0.196cm" svg:height="0.24cm" svg:x="3.078cm" svg:y="1.184cm">
          <text:p/>
          <draw:enhanced-geometry draw:mirror-horizontal="false" draw:mirror-vertical="false" svg:viewBox="0 0 0 0" drawooo:sub-view-size="295 363" draw:text-areas="0 0 ?f42 ?f43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295*logwidth/295"/>
            <draw:equation draw:name="f1" draw:formula="339*logheight/363"/>
            <draw:equation draw:name="f2" draw:formula="271*logwidth/295"/>
            <draw:equation draw:name="f3" draw:formula="363*logheight/363"/>
            <draw:equation draw:name="f4" draw:formula="219*logwidth/295"/>
            <draw:equation draw:name="f5" draw:formula="363*logheight/363"/>
            <draw:equation draw:name="f6" draw:formula="191*logwidth/295"/>
            <draw:equation draw:name="f7" draw:formula="343*logheight/363"/>
            <draw:equation draw:name="f8" draw:formula="89*logwidth/295"/>
            <draw:equation draw:name="f9" draw:formula="121*logheight/363"/>
            <draw:equation draw:name="f10" draw:formula="68*logwidth/295"/>
            <draw:equation draw:name="f11" draw:formula="67*logheight/363"/>
            <draw:equation draw:name="f12" draw:formula="62*logwidth/295"/>
            <draw:equation draw:name="f13" draw:formula="67*logheight/363"/>
            <draw:equation draw:name="f14" draw:formula="65*logwidth/295"/>
            <draw:equation draw:name="f15" draw:formula="121*logheight/363"/>
            <draw:equation draw:name="f16" draw:formula="65*logwidth/295"/>
            <draw:equation draw:name="f17" draw:formula="363*logheight/363"/>
            <draw:equation draw:name="f18" draw:formula="0*logwidth/295"/>
            <draw:equation draw:name="f19" draw:formula="363*logheight/363"/>
            <draw:equation draw:name="f20" draw:formula="0*logwidth/295"/>
            <draw:equation draw:name="f21" draw:formula="25*logheight/363"/>
            <draw:equation draw:name="f22" draw:formula="25*logwidth/295"/>
            <draw:equation draw:name="f23" draw:formula="0*logheight/363"/>
            <draw:equation draw:name="f24" draw:formula="76*logwidth/295"/>
            <draw:equation draw:name="f25" draw:formula="0*logheight/363"/>
            <draw:equation draw:name="f26" draw:formula="103*logwidth/295"/>
            <draw:equation draw:name="f27" draw:formula="20*logheight/363"/>
            <draw:equation draw:name="f28" draw:formula="202*logwidth/295"/>
            <draw:equation draw:name="f29" draw:formula="237*logheight/363"/>
            <draw:equation draw:name="f30" draw:formula="227*logwidth/295"/>
            <draw:equation draw:name="f31" draw:formula="294*logheight/363"/>
            <draw:equation draw:name="f32" draw:formula="233*logwidth/295"/>
            <draw:equation draw:name="f33" draw:formula="294*logheight/363"/>
            <draw:equation draw:name="f34" draw:formula="231*logwidth/295"/>
            <draw:equation draw:name="f35" draw:formula="235*logheight/363"/>
            <draw:equation draw:name="f36" draw:formula="231*logwidth/295"/>
            <draw:equation draw:name="f37" draw:formula="0*logheight/363"/>
            <draw:equation draw:name="f38" draw:formula="295*logwidth/295"/>
            <draw:equation draw:name="f39" draw:formula="0*logheight/363"/>
            <draw:equation draw:name="f40" draw:formula="295*logwidth/295"/>
            <draw:equation draw:name="f41" draw:formula="339*logheight/363"/>
            <draw:equation draw:name="f42" draw:formula="logwidth"/>
            <draw:equation draw:name="f43" draw:formula="logheight"/>
          </draw:enhanced-geometry>
        </draw:custom-shape>
        <draw:custom-shape draw:name="Freeform 12" draw:style-name="Mgr49" draw:text-style-name="MP32" draw:layer="backgroundobjects" svg:width="0.178cm" svg:height="0.245cm" svg:x="0.158cm" svg:y="1.19cm">
          <text:p/>
          <draw:enhanced-geometry draw:mirror-horizontal="false" draw:mirror-vertical="false" svg:viewBox="0 0 0 0" drawooo:sub-view-size="267 370" draw:text-areas="0 0 ?f22 ?f23" draw:type="ooxml-non-primitive" draw:enhanced-path="M 267 223 C 267 330 232 370 136 370 36 370 0 330 0 223 L 0 0 53 0 53 223 C 53 298 73 323 134 323 193 323 215 298 215 223 L 215 0 267 0 267 223 Z N">
            <draw:equation draw:name="f0" draw:formula="267*logwidth/267"/>
            <draw:equation draw:name="f1" draw:formula="223*logheight/370"/>
            <draw:equation draw:name="f2" draw:formula="136*logwidth/267"/>
            <draw:equation draw:name="f3" draw:formula="370*logheight/370"/>
            <draw:equation draw:name="f4" draw:formula="0*logwidth/267"/>
            <draw:equation draw:name="f5" draw:formula="223*logheight/370"/>
            <draw:equation draw:name="f6" draw:formula="0*logwidth/267"/>
            <draw:equation draw:name="f7" draw:formula="0*logheight/370"/>
            <draw:equation draw:name="f8" draw:formula="53*logwidth/267"/>
            <draw:equation draw:name="f9" draw:formula="0*logheight/370"/>
            <draw:equation draw:name="f10" draw:formula="53*logwidth/267"/>
            <draw:equation draw:name="f11" draw:formula="223*logheight/370"/>
            <draw:equation draw:name="f12" draw:formula="134*logwidth/267"/>
            <draw:equation draw:name="f13" draw:formula="323*logheight/370"/>
            <draw:equation draw:name="f14" draw:formula="215*logwidth/267"/>
            <draw:equation draw:name="f15" draw:formula="223*logheight/370"/>
            <draw:equation draw:name="f16" draw:formula="215*logwidth/267"/>
            <draw:equation draw:name="f17" draw:formula="0*logheight/370"/>
            <draw:equation draw:name="f18" draw:formula="267*logwidth/267"/>
            <draw:equation draw:name="f19" draw:formula="0*logheight/370"/>
            <draw:equation draw:name="f20" draw:formula="267*logwidth/267"/>
            <draw:equation draw:name="f21" draw:formula="223*logheight/370"/>
            <draw:equation draw:name="f22" draw:formula="logwidth"/>
            <draw:equation draw:name="f23" draw:formula="logheight"/>
          </draw:enhanced-geometry>
        </draw:custom-shape>
        <draw:custom-shape draw:name="Freeform 13" draw:style-name="Mgr49" draw:text-style-name="MP32" draw:layer="backgroundobjects" svg:width="0.192cm" svg:height="0.24cm" svg:x="0.393cm" svg:y="1.19cm">
          <text:p/>
          <draw:enhanced-geometry draw:mirror-horizontal="false" draw:mirror-vertical="false" svg:viewBox="0 0 0 0" drawooo:sub-view-size="284 363" draw:text-areas="0 0 ?f42 ?f43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284*logwidth/284"/>
            <draw:equation draw:name="f1" draw:formula="343*logheight/363"/>
            <draw:equation draw:name="f2" draw:formula="265*logwidth/284"/>
            <draw:equation draw:name="f3" draw:formula="363*logheight/363"/>
            <draw:equation draw:name="f4" draw:formula="215*logwidth/284"/>
            <draw:equation draw:name="f5" draw:formula="363*logheight/363"/>
            <draw:equation draw:name="f6" draw:formula="192*logwidth/284"/>
            <draw:equation draw:name="f7" draw:formula="347*logheight/363"/>
            <draw:equation draw:name="f8" draw:formula="79*logwidth/284"/>
            <draw:equation draw:name="f9" draw:formula="100*logheight/363"/>
            <draw:equation draw:name="f10" draw:formula="57*logwidth/284"/>
            <draw:equation draw:name="f11" draw:formula="49*logheight/363"/>
            <draw:equation draw:name="f12" draw:formula="50*logwidth/284"/>
            <draw:equation draw:name="f13" draw:formula="49*logheight/363"/>
            <draw:equation draw:name="f14" draw:formula="53*logwidth/284"/>
            <draw:equation draw:name="f15" draw:formula="100*logheight/363"/>
            <draw:equation draw:name="f16" draw:formula="53*logwidth/284"/>
            <draw:equation draw:name="f17" draw:formula="363*logheight/363"/>
            <draw:equation draw:name="f18" draw:formula="0*logwidth/284"/>
            <draw:equation draw:name="f19" draw:formula="363*logheight/363"/>
            <draw:equation draw:name="f20" draw:formula="0*logwidth/284"/>
            <draw:equation draw:name="f21" draw:formula="21*logheight/363"/>
            <draw:equation draw:name="f22" draw:formula="20*logwidth/284"/>
            <draw:equation draw:name="f23" draw:formula="0*logheight/363"/>
            <draw:equation draw:name="f24" draw:formula="68*logwidth/284"/>
            <draw:equation draw:name="f25" draw:formula="0*logheight/363"/>
            <draw:equation draw:name="f26" draw:formula="92*logwidth/284"/>
            <draw:equation draw:name="f27" draw:formula="17*logheight/363"/>
            <draw:equation draw:name="f28" draw:formula="202*logwidth/284"/>
            <draw:equation draw:name="f29" draw:formula="257*logheight/363"/>
            <draw:equation draw:name="f30" draw:formula="227*logwidth/284"/>
            <draw:equation draw:name="f31" draw:formula="312*logheight/363"/>
            <draw:equation draw:name="f32" draw:formula="235*logwidth/284"/>
            <draw:equation draw:name="f33" draw:formula="312*logheight/363"/>
            <draw:equation draw:name="f34" draw:formula="232*logwidth/284"/>
            <draw:equation draw:name="f35" draw:formula="255*logheight/363"/>
            <draw:equation draw:name="f36" draw:formula="232*logwidth/284"/>
            <draw:equation draw:name="f37" draw:formula="0*logheight/363"/>
            <draw:equation draw:name="f38" draw:formula="284*logwidth/284"/>
            <draw:equation draw:name="f39" draw:formula="0*logheight/363"/>
            <draw:equation draw:name="f40" draw:formula="284*logwidth/284"/>
            <draw:equation draw:name="f41" draw:formula="343*logheight/363"/>
            <draw:equation draw:name="f42" draw:formula="logwidth"/>
            <draw:equation draw:name="f43" draw:formula="logheight"/>
          </draw:enhanced-geometry>
        </draw:custom-shape>
        <draw:custom-shape draw:name="Rectangle 14" draw:style-name="Mgr49" draw:text-style-name="MP32" draw:layer="backgroundobjects" svg:width="0.036cm" svg:height="0.24cm" svg:x="0.646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Mgr49" draw:text-style-name="MP32" draw:layer="backgroundobjects" svg:width="0.205cm" svg:height="0.24cm" svg:x="0.718cm" svg:y="1.19cm">
          <text:p/>
          <draw:enhanced-geometry draw:mirror-horizontal="false" draw:mirror-vertical="false" svg:viewBox="0 0 0 0" drawooo:sub-view-size="306 363" draw:text-areas="0 0 ?f26 ?f27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199*logwidth/306"/>
            <draw:equation draw:name="f1" draw:formula="348*logheight/363"/>
            <draw:equation draw:name="f2" draw:formula="179*logwidth/306"/>
            <draw:equation draw:name="f3" draw:formula="363*logheight/363"/>
            <draw:equation draw:name="f4" draw:formula="128*logwidth/306"/>
            <draw:equation draw:name="f5" draw:formula="363*logheight/363"/>
            <draw:equation draw:name="f6" draw:formula="108*logwidth/306"/>
            <draw:equation draw:name="f7" draw:formula="348*logheight/363"/>
            <draw:equation draw:name="f8" draw:formula="0*logwidth/306"/>
            <draw:equation draw:name="f9" draw:formula="0*logheight/363"/>
            <draw:equation draw:name="f10" draw:formula="55*logwidth/306"/>
            <draw:equation draw:name="f11" draw:formula="0*logheight/363"/>
            <draw:equation draw:name="f12" draw:formula="137*logwidth/306"/>
            <draw:equation draw:name="f13" draw:formula="283*logheight/363"/>
            <draw:equation draw:name="f14" draw:formula="147*logwidth/306"/>
            <draw:equation draw:name="f15" draw:formula="323*logheight/363"/>
            <draw:equation draw:name="f16" draw:formula="161*logwidth/306"/>
            <draw:equation draw:name="f17" draw:formula="323*logheight/363"/>
            <draw:equation draw:name="f18" draw:formula="171*logwidth/306"/>
            <draw:equation draw:name="f19" draw:formula="283*logheight/363"/>
            <draw:equation draw:name="f20" draw:formula="252*logwidth/306"/>
            <draw:equation draw:name="f21" draw:formula="0*logheight/363"/>
            <draw:equation draw:name="f22" draw:formula="306*logwidth/306"/>
            <draw:equation draw:name="f23" draw:formula="0*logheight/363"/>
            <draw:equation draw:name="f24" draw:formula="199*logwidth/306"/>
            <draw:equation draw:name="f25" draw:formula="348*logheight/363"/>
            <draw:equation draw:name="f26" draw:formula="logwidth"/>
            <draw:equation draw:name="f27" draw:formula="logheight"/>
          </draw:enhanced-geometry>
        </draw:custom-shape>
        <draw:custom-shape draw:name="Freeform 16" draw:style-name="Mgr49" draw:text-style-name="MP32" draw:layer="backgroundobjects" svg:width="0.152cm" svg:height="0.24cm" svg:x="0.957cm" svg:y="1.19cm">
          <text:p/>
          <draw:enhanced-geometry draw:mirror-horizontal="false" draw:mirror-vertical="false" svg:viewBox="0 0 0 0" drawooo:sub-view-size="228 365" draw:text-areas="0 0 ?f34 ?f35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228*logwidth/228"/>
            <draw:equation draw:name="f1" draw:formula="361*logheight/365"/>
            <draw:equation draw:name="f2" draw:formula="73*logwidth/228"/>
            <draw:equation draw:name="f3" draw:formula="365*logheight/365"/>
            <draw:equation draw:name="f4" draw:formula="0*logwidth/228"/>
            <draw:equation draw:name="f5" draw:formula="300*logheight/365"/>
            <draw:equation draw:name="f6" draw:formula="0*logwidth/228"/>
            <draw:equation draw:name="f7" draw:formula="65*logheight/365"/>
            <draw:equation draw:name="f8" draw:formula="73*logwidth/228"/>
            <draw:equation draw:name="f9" draw:formula="0*logheight/365"/>
            <draw:equation draw:name="f10" draw:formula="228*logwidth/228"/>
            <draw:equation draw:name="f11" draw:formula="4*logheight/365"/>
            <draw:equation draw:name="f12" draw:formula="226*logwidth/228"/>
            <draw:equation draw:name="f13" draw:formula="45*logheight/365"/>
            <draw:equation draw:name="f14" draw:formula="82*logwidth/228"/>
            <draw:equation draw:name="f15" draw:formula="45*logheight/365"/>
            <draw:equation draw:name="f16" draw:formula="53*logwidth/228"/>
            <draw:equation draw:name="f17" draw:formula="79*logheight/365"/>
            <draw:equation draw:name="f18" draw:formula="53*logwidth/228"/>
            <draw:equation draw:name="f19" draw:formula="152*logheight/365"/>
            <draw:equation draw:name="f20" draw:formula="206*logwidth/228"/>
            <draw:equation draw:name="f21" draw:formula="152*logheight/365"/>
            <draw:equation draw:name="f22" draw:formula="206*logwidth/228"/>
            <draw:equation draw:name="f23" draw:formula="194*logheight/365"/>
            <draw:equation draw:name="f24" draw:formula="53*logwidth/228"/>
            <draw:equation draw:name="f25" draw:formula="194*logheight/365"/>
            <draw:equation draw:name="f26" draw:formula="53*logwidth/228"/>
            <draw:equation draw:name="f27" draw:formula="287*logheight/365"/>
            <draw:equation draw:name="f28" draw:formula="82*logwidth/228"/>
            <draw:equation draw:name="f29" draw:formula="321*logheight/365"/>
            <draw:equation draw:name="f30" draw:formula="226*logwidth/228"/>
            <draw:equation draw:name="f31" draw:formula="321*logheight/365"/>
            <draw:equation draw:name="f32" draw:formula="228*logwidth/228"/>
            <draw:equation draw:name="f33" draw:formula="361*logheight/365"/>
            <draw:equation draw:name="f34" draw:formula="logwidth"/>
            <draw:equation draw:name="f35" draw:formula="logheight"/>
          </draw:enhanced-geometry>
        </draw:custom-shape>
        <draw:custom-shape draw:name="Freeform 17" draw:style-name="Mgr49" draw:text-style-name="MP32" draw:layer="backgroundobjects" svg:width="0.173cm" svg:height="0.243cm" svg:x="1.158cm" svg:y="1.187cm">
          <text:p/>
          <draw:enhanced-geometry draw:mirror-horizontal="false" draw:mirror-vertical="false" svg:viewBox="0 0 0 0" drawooo:sub-view-size="260 367" draw:text-areas="0 0 ?f40 ?f4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126*logwidth/260"/>
            <draw:equation draw:name="f1" draw:formula="173*logheight/367"/>
            <draw:equation draw:name="f2" draw:formula="194*logwidth/260"/>
            <draw:equation draw:name="f3" draw:formula="108*logheight/367"/>
            <draw:equation draw:name="f4" draw:formula="126*logwidth/260"/>
            <draw:equation draw:name="f5" draw:formula="45*logheight/367"/>
            <draw:equation draw:name="f6" draw:formula="52*logwidth/260"/>
            <draw:equation draw:name="f7" draw:formula="45*logheight/367"/>
            <draw:equation draw:name="f8" draw:formula="52*logwidth/260"/>
            <draw:equation draw:name="f9" draw:formula="173*logheight/367"/>
            <draw:equation draw:name="f10" draw:formula="126*logwidth/260"/>
            <draw:equation draw:name="f11" draw:formula="173*logheight/367"/>
            <draw:equation draw:name="f12" draw:formula="204*logwidth/260"/>
            <draw:equation draw:name="f13" draw:formula="367*logheight/367"/>
            <draw:equation draw:name="f14" draw:formula="173*logwidth/260"/>
            <draw:equation draw:name="f15" draw:formula="254*logheight/367"/>
            <draw:equation draw:name="f16" draw:formula="127*logwidth/260"/>
            <draw:equation draw:name="f17" draw:formula="218*logheight/367"/>
            <draw:equation draw:name="f18" draw:formula="52*logwidth/260"/>
            <draw:equation draw:name="f19" draw:formula="217*logheight/367"/>
            <draw:equation draw:name="f20" draw:formula="52*logwidth/260"/>
            <draw:equation draw:name="f21" draw:formula="367*logheight/367"/>
            <draw:equation draw:name="f22" draw:formula="0*logwidth/260"/>
            <draw:equation draw:name="f23" draw:formula="367*logheight/367"/>
            <draw:equation draw:name="f24" draw:formula="0*logwidth/260"/>
            <draw:equation draw:name="f25" draw:formula="4*logheight/367"/>
            <draw:equation draw:name="f26" draw:formula="127*logwidth/260"/>
            <draw:equation draw:name="f27" draw:formula="0*logheight/367"/>
            <draw:equation draw:name="f28" draw:formula="247*logwidth/260"/>
            <draw:equation draw:name="f29" draw:formula="105*logheight/367"/>
            <draw:equation draw:name="f30" draw:formula="180*logwidth/260"/>
            <draw:equation draw:name="f31" draw:formula="197*logheight/367"/>
            <draw:equation draw:name="f32" draw:formula="180*logwidth/260"/>
            <draw:equation draw:name="f33" draw:formula="200*logheight/367"/>
            <draw:equation draw:name="f34" draw:formula="226*logwidth/260"/>
            <draw:equation draw:name="f35" draw:formula="252*logheight/367"/>
            <draw:equation draw:name="f36" draw:formula="260*logwidth/260"/>
            <draw:equation draw:name="f37" draw:formula="367*logheight/367"/>
            <draw:equation draw:name="f38" draw:formula="204*logwidth/260"/>
            <draw:equation draw:name="f39" draw:formula="367*logheight/367"/>
            <draw:equation draw:name="f40" draw:formula="logwidth"/>
            <draw:equation draw:name="f41" draw:formula="logheight"/>
          </draw:enhanced-geometry>
        </draw:custom-shape>
        <draw:custom-shape draw:name="Freeform 18" draw:style-name="Mgr49" draw:text-style-name="MP32" draw:layer="backgroundobjects" svg:width="0.162cm" svg:height="0.251cm" svg:x="1.367cm" svg:y="1.184cm">
          <text:p/>
          <draw:enhanced-geometry draw:mirror-horizontal="false" draw:mirror-vertical="false" svg:viewBox="0 0 0 0" drawooo:sub-view-size="243 375" draw:text-areas="0 0 ?f34 ?f35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229*logwidth/243"/>
            <draw:equation draw:name="f1" draw:formula="11*logheight/375"/>
            <draw:equation draw:name="f2" draw:formula="226*logwidth/243"/>
            <draw:equation draw:name="f3" draw:formula="49*logheight/375"/>
            <draw:equation draw:name="f4" draw:formula="122*logwidth/243"/>
            <draw:equation draw:name="f5" draw:formula="47*logheight/375"/>
            <draw:equation draw:name="f6" draw:formula="53*logwidth/243"/>
            <draw:equation draw:name="f7" draw:formula="97*logheight/375"/>
            <draw:equation draw:name="f8" draw:formula="97*logwidth/243"/>
            <draw:equation draw:name="f9" draw:formula="152*logheight/375"/>
            <draw:equation draw:name="f10" draw:formula="169*logwidth/243"/>
            <draw:equation draw:name="f11" draw:formula="172*logheight/375"/>
            <draw:equation draw:name="f12" draw:formula="243*logwidth/243"/>
            <draw:equation draw:name="f13" draw:formula="276*logheight/375"/>
            <draw:equation draw:name="f14" draw:formula="119*logwidth/243"/>
            <draw:equation draw:name="f15" draw:formula="375*logheight/375"/>
            <draw:equation draw:name="f16" draw:formula="5*logwidth/243"/>
            <draw:equation draw:name="f17" draw:formula="365*logheight/375"/>
            <draw:equation draw:name="f18" draw:formula="9*logwidth/243"/>
            <draw:equation draw:name="f19" draw:formula="326*logheight/375"/>
            <draw:equation draw:name="f20" draw:formula="120*logwidth/243"/>
            <draw:equation draw:name="f21" draw:formula="329*logheight/375"/>
            <draw:equation draw:name="f22" draw:formula="189*logwidth/243"/>
            <draw:equation draw:name="f23" draw:formula="275*logheight/375"/>
            <draw:equation draw:name="f24" draw:formula="146*logwidth/243"/>
            <draw:equation draw:name="f25" draw:formula="219*logheight/375"/>
            <draw:equation draw:name="f26" draw:formula="72*logwidth/243"/>
            <draw:equation draw:name="f27" draw:formula="199*logheight/375"/>
            <draw:equation draw:name="f28" draw:formula="0*logwidth/243"/>
            <draw:equation draw:name="f29" draw:formula="96*logheight/375"/>
            <draw:equation draw:name="f30" draw:formula="120*logwidth/243"/>
            <draw:equation draw:name="f31" draw:formula="0*logheight/375"/>
            <draw:equation draw:name="f32" draw:formula="229*logwidth/243"/>
            <draw:equation draw:name="f33" draw:formula="11*logheight/375"/>
            <draw:equation draw:name="f34" draw:formula="logwidth"/>
            <draw:equation draw:name="f35" draw:formula="logheight"/>
          </draw:enhanced-geometry>
        </draw:custom-shape>
        <draw:custom-shape draw:name="Rectangle 19" draw:style-name="Mgr49" draw:text-style-name="MP32" draw:layer="backgroundobjects" svg:width="0.035cm" svg:height="0.24cm" svg:x="1.578cm" svg:y="1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0" draw:style-name="Mgr49" draw:text-style-name="MP32" draw:layer="backgroundobjects" svg:width="0.191cm" svg:height="0.24cm" svg:x="1.649cm" svg:y="1.19cm">
          <text:p/>
          <draw:enhanced-geometry draw:mirror-horizontal="false" draw:mirror-vertical="false" svg:viewBox="0 0 0 0" drawooo:sub-view-size="283 363" draw:text-areas="0 0 ?f18 ?f19" draw:type="ooxml-non-primitive" draw:enhanced-path="M 168 47 L 168 363 114 363 114 47 0 47 0 0 283 0 283 47 168 47 Z N">
            <draw:equation draw:name="f0" draw:formula="168*logwidth/283"/>
            <draw:equation draw:name="f1" draw:formula="47*logheight/363"/>
            <draw:equation draw:name="f2" draw:formula="168*logwidth/283"/>
            <draw:equation draw:name="f3" draw:formula="363*logheight/363"/>
            <draw:equation draw:name="f4" draw:formula="114*logwidth/283"/>
            <draw:equation draw:name="f5" draw:formula="363*logheight/363"/>
            <draw:equation draw:name="f6" draw:formula="114*logwidth/283"/>
            <draw:equation draw:name="f7" draw:formula="47*logheight/363"/>
            <draw:equation draw:name="f8" draw:formula="0*logwidth/283"/>
            <draw:equation draw:name="f9" draw:formula="47*logheight/363"/>
            <draw:equation draw:name="f10" draw:formula="0*logwidth/283"/>
            <draw:equation draw:name="f11" draw:formula="0*logheight/363"/>
            <draw:equation draw:name="f12" draw:formula="283*logwidth/283"/>
            <draw:equation draw:name="f13" draw:formula="0*logheight/363"/>
            <draw:equation draw:name="f14" draw:formula="283*logwidth/283"/>
            <draw:equation draw:name="f15" draw:formula="47*logheight/363"/>
            <draw:equation draw:name="f16" draw:formula="168*logwidth/283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  <draw:custom-shape draw:name="Freeform 21" draw:style-name="Mgr50" draw:text-style-name="MP32" draw:layer="backgroundobjects" svg:width="0.216cm" svg:height="0.305cm" svg:x="1.831cm" svg:y="1.125cm">
          <text:p/>
          <draw:enhanced-geometry draw:mirror-horizontal="false" draw:mirror-vertical="false" svg:viewBox="0 0 0 0" drawooo:sub-view-size="321 459" draw:text-areas="0 0 ?f72 ?f73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199*logwidth/321"/>
            <draw:equation draw:name="f1" draw:formula="57*logheight/459"/>
            <draw:equation draw:name="f2" draw:formula="185*logwidth/321"/>
            <draw:equation draw:name="f3" draw:formula="43*logheight/459"/>
            <draw:equation draw:name="f4" draw:formula="185*logwidth/321"/>
            <draw:equation draw:name="f5" draw:formula="14*logheight/459"/>
            <draw:equation draw:name="f6" draw:formula="199*logwidth/321"/>
            <draw:equation draw:name="f7" draw:formula="0*logheight/459"/>
            <draw:equation draw:name="f8" draw:formula="215*logwidth/321"/>
            <draw:equation draw:name="f9" draw:formula="0*logheight/459"/>
            <draw:equation draw:name="f10" draw:formula="230*logwidth/321"/>
            <draw:equation draw:name="f11" draw:formula="14*logheight/459"/>
            <draw:equation draw:name="f12" draw:formula="230*logwidth/321"/>
            <draw:equation draw:name="f13" draw:formula="43*logheight/459"/>
            <draw:equation draw:name="f14" draw:formula="215*logwidth/321"/>
            <draw:equation draw:name="f15" draw:formula="57*logheight/459"/>
            <draw:equation draw:name="f16" draw:formula="199*logwidth/321"/>
            <draw:equation draw:name="f17" draw:formula="57*logheight/459"/>
            <draw:equation draw:name="f18" draw:formula="176*logwidth/321"/>
            <draw:equation draw:name="f19" draw:formula="166*logheight/459"/>
            <draw:equation draw:name="f20" draw:formula="167*logwidth/321"/>
            <draw:equation draw:name="f21" draw:formula="137*logheight/459"/>
            <draw:equation draw:name="f22" draw:formula="153*logwidth/321"/>
            <draw:equation draw:name="f23" draw:formula="137*logheight/459"/>
            <draw:equation draw:name="f24" draw:formula="144*logwidth/321"/>
            <draw:equation draw:name="f25" draw:formula="166*logheight/459"/>
            <draw:equation draw:name="f26" draw:formula="102*logwidth/321"/>
            <draw:equation draw:name="f27" draw:formula="304*logheight/459"/>
            <draw:equation draw:name="f28" draw:formula="218*logwidth/321"/>
            <draw:equation draw:name="f29" draw:formula="304*logheight/459"/>
            <draw:equation draw:name="f30" draw:formula="176*logwidth/321"/>
            <draw:equation draw:name="f31" draw:formula="166*logheight/459"/>
            <draw:equation draw:name="f32" draw:formula="105*logwidth/321"/>
            <draw:equation draw:name="f33" draw:formula="57*logheight/459"/>
            <draw:equation draw:name="f34" draw:formula="92*logwidth/321"/>
            <draw:equation draw:name="f35" draw:formula="43*logheight/459"/>
            <draw:equation draw:name="f36" draw:formula="92*logwidth/321"/>
            <draw:equation draw:name="f37" draw:formula="14*logheight/459"/>
            <draw:equation draw:name="f38" draw:formula="105*logwidth/321"/>
            <draw:equation draw:name="f39" draw:formula="0*logheight/459"/>
            <draw:equation draw:name="f40" draw:formula="122*logwidth/321"/>
            <draw:equation draw:name="f41" draw:formula="0*logheight/459"/>
            <draw:equation draw:name="f42" draw:formula="136*logwidth/321"/>
            <draw:equation draw:name="f43" draw:formula="14*logheight/459"/>
            <draw:equation draw:name="f44" draw:formula="136*logwidth/321"/>
            <draw:equation draw:name="f45" draw:formula="43*logheight/459"/>
            <draw:equation draw:name="f46" draw:formula="122*logwidth/321"/>
            <draw:equation draw:name="f47" draw:formula="57*logheight/459"/>
            <draw:equation draw:name="f48" draw:formula="105*logwidth/321"/>
            <draw:equation draw:name="f49" draw:formula="57*logheight/459"/>
            <draw:equation draw:name="f50" draw:formula="88*logwidth/321"/>
            <draw:equation draw:name="f51" draw:formula="350*logheight/459"/>
            <draw:equation draw:name="f52" draw:formula="54*logwidth/321"/>
            <draw:equation draw:name="f53" draw:formula="459*logheight/459"/>
            <draw:equation draw:name="f54" draw:formula="0*logwidth/321"/>
            <draw:equation draw:name="f55" draw:formula="459*logheight/459"/>
            <draw:equation draw:name="f56" draw:formula="114*logwidth/321"/>
            <draw:equation draw:name="f57" draw:formula="110*logheight/459"/>
            <draw:equation draw:name="f58" draw:formula="133*logwidth/321"/>
            <draw:equation draw:name="f59" draw:formula="96*logheight/459"/>
            <draw:equation draw:name="f60" draw:formula="187*logwidth/321"/>
            <draw:equation draw:name="f61" draw:formula="96*logheight/459"/>
            <draw:equation draw:name="f62" draw:formula="206*logwidth/321"/>
            <draw:equation draw:name="f63" draw:formula="110*logheight/459"/>
            <draw:equation draw:name="f64" draw:formula="321*logwidth/321"/>
            <draw:equation draw:name="f65" draw:formula="459*logheight/459"/>
            <draw:equation draw:name="f66" draw:formula="266*logwidth/321"/>
            <draw:equation draw:name="f67" draw:formula="459*logheight/459"/>
            <draw:equation draw:name="f68" draw:formula="233*logwidth/321"/>
            <draw:equation draw:name="f69" draw:formula="350*logheight/459"/>
            <draw:equation draw:name="f70" draw:formula="88*logwidth/321"/>
            <draw:equation draw:name="f71" draw:formula="350*logheight/459"/>
            <draw:equation draw:name="f72" draw:formula="logwidth"/>
            <draw:equation draw:name="f73" draw:formula="logheight"/>
          </draw:enhanced-geometry>
        </draw:custom-shape>
        <draw:custom-shape draw:name="Freeform 22" draw:style-name="Mgr49" draw:text-style-name="MP32" draw:layer="backgroundobjects" svg:width="0.187cm" svg:height="0.24cm" svg:x="2.039cm" svg:y="1.19cm">
          <text:p/>
          <draw:enhanced-geometry draw:mirror-horizontal="false" draw:mirror-vertical="false" svg:viewBox="0 0 0 0" drawooo:sub-view-size="282 363" draw:text-areas="0 0 ?f18 ?f19" draw:type="ooxml-non-primitive" draw:enhanced-path="M 167 47 L 167 363 114 363 114 47 0 47 0 0 282 0 282 47 167 47 Z N">
            <draw:equation draw:name="f0" draw:formula="167*logwidth/282"/>
            <draw:equation draw:name="f1" draw:formula="47*logheight/363"/>
            <draw:equation draw:name="f2" draw:formula="167*logwidth/282"/>
            <draw:equation draw:name="f3" draw:formula="363*logheight/363"/>
            <draw:equation draw:name="f4" draw:formula="114*logwidth/282"/>
            <draw:equation draw:name="f5" draw:formula="363*logheight/363"/>
            <draw:equation draw:name="f6" draw:formula="114*logwidth/282"/>
            <draw:equation draw:name="f7" draw:formula="47*logheight/363"/>
            <draw:equation draw:name="f8" draw:formula="0*logwidth/282"/>
            <draw:equation draw:name="f9" draw:formula="47*logheight/363"/>
            <draw:equation draw:name="f10" draw:formula="0*logwidth/282"/>
            <draw:equation draw:name="f11" draw:formula="0*logheight/363"/>
            <draw:equation draw:name="f12" draw:formula="282*logwidth/282"/>
            <draw:equation draw:name="f13" draw:formula="0*logheight/363"/>
            <draw:equation draw:name="f14" draw:formula="282*logwidth/282"/>
            <draw:equation draw:name="f15" draw:formula="47*logheight/363"/>
            <draw:equation draw:name="f16" draw:formula="167*logwidth/282"/>
            <draw:equation draw:name="f17" draw:formula="47*logheight/363"/>
            <draw:equation draw:name="f18" draw:formula="logwidth"/>
            <draw:equation draw:name="f19" draw:formula="logheight"/>
          </draw:enhanced-geometry>
        </draw:custom-shape>
      </draw:g>
      <draw:line draw:name="Gerade Verbindung 7" draw:style-name="Mgr51" draw:text-style-name="MP6" draw:layer="backgroundobjects" svg:x1="0.795cm" svg:y1="13.399cm" svg:x2="24.801cm" svg:y2="13.4cm">
        <text:p/>
      </draw:line>
      <draw:frame draw:name="Titel 1" presentation:style-name="Mpr35" draw:text-style-name="MP35" draw:layer="backgroundobjects" svg:width="12.026cm" svg:height="1.797cm" svg:x="6.738cm" svg:y="0.527cm" presentation:class="title" presentation:user-transformed="true">
        <draw:text-box>
          <text:p text:style-name="MP34"><text:span text:style-name="MT6">Titelmasterformat durch Klicken bearbeiten</text:span></text:p>
        </draw:text-box>
      </draw:frame>
      <draw:frame draw:name="Inhaltsplatzhalter 2" presentation:style-name="Mpr36" draw:text-style-name="MP39" draw:layer="backgroundobjects" svg:width="23.999cm" svg:height="9.199cm" svg:x="0.8cm" svg:y="3.399cm" presentation:class="outline" presentation:user-transformed="true">
        <draw:text-box>
          <text:list text:style-name="ML3">
            <text:list-item>
              <text:p text:style-name="MP36"><text:span text:style-name="MT7">Click to edit the outline text format</text:span></text:p>
              <text:list>
                <text:list-item>
                  <text:p text:style-name="MP36"><text:span text:style-name="MT7">Second Outline Level</text:span></text:p>
                  <text:list>
                    <text:list-item>
                      <text:p text:style-name="MP36"><text:span text:style-name="MT7">Third Outline Level</text:span></text:p>
                      <text:list>
                        <text:list-item>
                          <text:p text:style-name="MP36"><text:span text:style-name="MT7">Fourth Outline Level</text:span></text:p>
                          <text:list>
                            <text:list-item>
                              <text:p text:style-name="MP36"><text:span text:style-name="MT7">Fifth Outline Level</text:span></text:p>
                              <text:list>
                                <text:list-item>
                                  <text:p text:style-name="MP36"><text:span text:style-name="MT7">Sixth Outline Level</text:span></text:p>
                                  <text:list>
                                    <text:list-item>
                                      <text:p text:style-name="MP37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37"><text:span text:style-name="MT7">Zweite Ebene</text:span></text:p>
                                          <text:list>
                                            <text:list-item>
                                              <text:p text:style-name="MP37"><text:span text:style-name="MT7">Dritte Ebene</text:span></text:p>
                                              <text:list>
                                                <text:list-item>
                                                  <text:p text:style-name="MP38"><text:span text:style-name="MT7">Vierte Ebene</text:span></text:p>
                                                </text:list-item>
                                                <text:list-item>
                                                  <text:p text:style-name="MP17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7" draw:text-style-name="MP41" draw:layer="backgroundobjects" svg:width="2.399cm" svg:height="0.799cm" svg:x="0.797cm" svg:y="13.399cm" presentation:class="date-time" presentation:user-transformed="true">
        <draw:text-box>
          <text:p text:style-name="MP40"><text:span text:style-name="MT8">24.03.2021</text:span></text:p>
        </draw:text-box>
      </draw:frame>
      <draw:frame draw:name="Fußzeilenplatzhalter 4" presentation:style-name="Mpr37" draw:text-style-name="MP41" draw:layer="backgroundobjects" svg:width="13.999cm" svg:height="0.799cm" svg:x="5.798cm" svg:y="13.399cm" presentation:class="footer" presentation:user-transformed="true">
        <draw:text-box>
          <text:p text:style-name="MP42"><text:span text:style-name="MT9">Heidelberg22 – Georgios Giakoustidis</text:span></text:p>
        </draw:text-box>
      </draw:frame>
      <draw:frame draw:name="Foliennummernplatzhalter 5" presentation:style-name="Mpr37" draw:text-style-name="MP41" draw:layer="backgroundobjects" svg:width="1.599cm" svg:height="0.799cm" svg:x="23.2cm" svg:y="13.399cm" presentation:class="page-number" presentation:user-transformed="true">
        <draw:text-box>
          <text:p text:style-name="MP43"><text:span text:style-name="MT8"><text:page-number>&lt;number&gt;</text:page-number></text:span></text:p>
        </draw:text-box>
      </draw:frame>
      <presentation:notes style:page-layout-name="PM0">
        <draw:page-thumbnail presentation:style-name="Body_5f_slides_5f__5f_-title" draw:layer="backgroundobjects" svg:width="19.797cm" svg:height="11.136cm" svg:x="0.601cm" svg:y="2.257cm" presentation:class="page"/>
        <draw:frame presentation:style-name="Body_5f_slides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draw:g draw:name="Group 1">
        <draw:custom-shape draw:name="CustomShape 2" draw:style-name="Mgr31" draw:text-style-name="MP6" draw:layer="backgroundobjects" svg:width="4.683cm" svg:height="1.798cm" svg:x="0.799cm" svg:y="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32" draw:text-style-name="MP7" draw:layer="backgroundobjects" svg:width="1.138cm" svg:height="0.979cm" svg:x="3.64cm" svg:y="0.8cm">
          <text:p/>
          <draw:enhanced-geometry draw:mirror-horizontal="false" draw:mirror-vertical="false" svg:viewBox="0 0 0 0" drawooo:sub-view-size="1277 1104" draw:text-areas="0 0 ?f0 ?f1" draw:type="ooxml-non-primitive" draw:enhanced-path="M 944 552 C 1110 357 1203 197 1277 0 L 0 0 0 1104 C 253 1070 607 949 944 552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33" draw:text-style-name="MP8" draw:layer="backgroundobjects" svg:width="1.786cm" svg:height="0.499cm" svg:x="3.64cm" svg:y="2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34" draw:text-style-name="MP9" draw:layer="backgroundobjects" svg:width="1.786cm" svg:height="1.194cm" svg:x="3.64cm" svg:y="0.8cm">
          <text:p/>
  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35" draw:text-style-name="MP10" draw:layer="backgroundobjects" svg:width="0.236cm" svg:height="0.328cm" svg:x="3.724cm" svg:y="2.166cm">
          <text:p/>
          <draw:enhanced-geometry draw:mirror-horizontal="false" draw:mirror-vertical="false" svg:viewBox="0 0 0 0" drawooo:sub-view-size="264 371" draw:text-areas="0 0 ?f0 ?f1" draw:type="ooxml-non-primitive" draw:enhanced-path="M 134 318 C 183 318 198 308 198 265 198 216 182 204 132 203 L 65 203 65 318 134 318 Z M 65 53 L 65 155 131 155 C 175 155 190 145 190 103 190 63 174 53 126 53 L 65 53 Z M 191 180 C 245 185 264 219 264 277 264 351 230 371 145 371 79 371 44 371 0 367 L 0 4 C 39 1 71 0 129 0 220 0 253 20 253 95 253 147 235 174 191 178 L 191 18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36" draw:text-style-name="MP10" draw:layer="backgroundobjects" svg:width="0.264cm" svg:height="0.332cm" svg:x="4.01cm" svg:y="2.162cm">
          <text:p/>
          <draw:enhanced-geometry draw:mirror-horizontal="false" draw:mirror-vertical="false" svg:viewBox="0 0 0 0" drawooo:sub-view-size="299 376" draw:text-areas="0 0 ?f0 ?f1" draw:type="ooxml-non-primitive" draw:enhanced-path="M 69 188 C 69 289 88 320 149 320 211 320 230 289 230 188 230 87 211 56 149 56 88 56 69 87 69 188 Z M 299 188 C 299 332 260 376 149 376 39 376 0 332 0 188 0 44 39 0 149 0 260 0 299 44 299 188 Z N">
            <draw:equation draw:name="f0" draw:formula="logwidth"/>
            <draw:equation draw:name="f1" draw:formula="logheight"/>
          </draw:enhanced-geometry>
        </draw:custom-shape>
        <draw:custom-shape draw:name="CustomShape 8" draw:style-name="Mgr37" draw:text-style-name="MP10" draw:layer="backgroundobjects" svg:width="0.259cm" svg:height="0.32cm" svg:x="4.34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7 363 271 363 L 219 363 C 205 363 197 357 192 343 L 90 121 C 83 106 72 84 68 67 L 62 67 C 64 85 65 104 65 121 L 65 363 0 363 0 25 C 0 9 9 0 25 0 L 76 0 C 90 0 97 7 103 20 L 202 237 C 209 252 219 274 227 294 L 234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9" draw:style-name="Mgr37" draw:text-style-name="MP10" draw:layer="backgroundobjects" svg:width="0.26cm" svg:height="0.32cm" svg:x="4.673cm" svg:y="2.17cm">
          <text:p/>
          <draw:enhanced-geometry draw:mirror-horizontal="false" draw:mirror-vertical="false" svg:viewBox="0 0 0 0" drawooo:sub-view-size="295 363" draw:text-areas="0 0 ?f0 ?f1" draw:type="ooxml-non-primitive" draw:enhanced-path="M 295 339 C 295 355 286 363 271 363 L 219 363 C 204 363 197 357 191 343 L 89 121 C 83 106 72 84 68 67 L 62 67 C 64 85 65 104 65 121 L 65 363 0 363 0 25 C 0 9 9 0 25 0 L 76 0 C 90 0 97 7 103 20 L 202 237 C 209 252 219 274 227 294 L 233 294 C 232 274 231 254 231 235 L 231 0 295 0 295 339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38" draw:text-style-name="MP9" draw:layer="backgroundobjects" svg:width="0.236cm" svg:height="0.324cm" svg:x="0.799cm" svg:y="2.178cm">
          <text:p/>
          <draw:enhanced-geometry draw:mirror-horizontal="false" draw:mirror-vertical="false" svg:viewBox="0 0 0 0" drawooo:sub-view-size="267 370" draw:text-areas="0 0 ?f0 ?f1" draw:type="ooxml-non-primitive" draw:enhanced-path="M 267 223 C 267 330 232 370 136 370 36 370 0 330 0 223 L 0 0 53 0 53 223 C 53 298 73 323 134 323 193 323 215 298 215 223 L 215 0 267 0 267 223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39" draw:text-style-name="MP9" draw:layer="backgroundobjects" svg:width="0.252cm" svg:height="0.32cm" svg:x="1.113cm" svg:y="2.178cm">
          <text:p/>
          <draw:enhanced-geometry draw:mirror-horizontal="false" draw:mirror-vertical="false" svg:viewBox="0 0 0 0" drawooo:sub-view-size="284 363" draw:text-areas="0 0 ?f0 ?f1" draw:type="ooxml-non-primitive" draw:enhanced-path="M 284 343 C 284 356 277 363 265 363 L 215 363 C 203 363 197 358 192 347 L 79 100 C 73 86 62 64 57 49 L 50 49 C 52 66 53 83 53 100 L 53 363 0 363 0 21 C 0 7 7 0 20 0 L 68 0 C 80 0 86 6 92 17 L 202 257 C 208 272 219 293 227 312 L 235 312 C 233 293 232 274 232 255 L 232 0 284 0 284 343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39" draw:text-style-name="MP9" draw:layer="backgroundobjects" svg:width="0.046cm" svg:height="0.32cm" svg:x="1.447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Mgr39" draw:text-style-name="MP9" draw:layer="backgroundobjects" svg:width="0.272cm" svg:height="0.32cm" svg:x="1.542cm" svg:y="2.178cm">
          <text:p/>
          <draw:enhanced-geometry draw:mirror-horizontal="false" draw:mirror-vertical="false" svg:viewBox="0 0 0 0" drawooo:sub-view-size="306 363" draw:text-areas="0 0 ?f0 ?f1" draw:type="ooxml-non-primitive" draw:enhanced-path="M 199 348 C 197 357 189 363 179 363 L 128 363 C 118 363 110 357 108 348 L 0 0 55 0 137 283 C 140 296 143 310 147 323 L 161 323 C 163 310 167 296 171 283 L 252 0 306 0 199 348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39" draw:text-style-name="MP9" draw:layer="backgroundobjects" svg:width="0.201cm" svg:height="0.32cm" svg:x="1.86cm" svg:y="2.178cm">
          <text:p/>
          <draw:enhanced-geometry draw:mirror-horizontal="false" draw:mirror-vertical="false" svg:viewBox="0 0 0 0" drawooo:sub-view-size="228 365" draw:text-areas="0 0 ?f0 ?f1" draw:type="ooxml-non-primitive" draw:enhanced-path="M 228 361 C 180 365 125 365 73 365 27 365 0 340 0 300 L 0 65 C 0 25 28 0 73 0 125 0 180 0 228 4 L 226 45 82 45 C 61 45 53 54 53 79 L 53 152 206 152 206 194 53 194 53 287 C 53 312 61 321 82 321 L 226 321 228 361 Z N">
            <draw:equation draw:name="f0" draw:formula="logwidth"/>
            <draw:equation draw:name="f1" draw:formula="logheight"/>
          </draw:enhanced-geometry>
        </draw:custom-shape>
        <draw:custom-shape draw:name="CustomShape 15" draw:style-name="Mgr38" draw:text-style-name="MP9" draw:layer="backgroundobjects" svg:width="0.229cm" svg:height="0.324cm" svg:x="2.126cm" svg:y="2.174cm">
          <text:p/>
          <draw:enhanced-geometry draw:mirror-horizontal="false" draw:mirror-vertical="false" svg:viewBox="0 0 0 0" drawooo:sub-view-size="260 367" draw:text-areas="0 0 ?f0 ?f1" draw:type="ooxml-non-primitive" draw:enhanced-path="M 126 173 C 177 172 194 158 194 108 194 58 177 45 126 45 98 45 72 45 52 45 L 52 173 126 173 Z M 204 367 L 173 254 C 164 228 150 218 127 218 L 52 217 52 367 0 367 0 4 C 40 0 68 0 127 0 212 0 247 23 247 105 247 162 229 191 180 197 L 180 200 C 198 205 218 221 226 252 L 260 367 204 367 Z N">
            <draw:equation draw:name="f0" draw:formula="logwidth"/>
            <draw:equation draw:name="f1" draw:formula="logheight"/>
          </draw:enhanced-geometry>
        </draw:custom-shape>
        <draw:custom-shape draw:name="CustomShape 16" draw:style-name="Mgr40" draw:text-style-name="MP9" draw:layer="backgroundobjects" svg:width="0.213cm" svg:height="0.332cm" svg:x="2.404cm" svg:y="2.17cm">
          <text:p/>
          <draw:enhanced-geometry draw:mirror-horizontal="false" draw:mirror-vertical="false" svg:viewBox="0 0 0 0" drawooo:sub-view-size="243 375" draw:text-areas="0 0 ?f0 ?f1" draw:type="ooxml-non-primitive" draw:enhanced-path="M 229 11 L 226 49 C 195 48 156 47 122 47 72 47 53 49 53 97 53 135 67 145 97 152 L 169 172 C 225 188 243 221 243 276 243 359 206 375 119 375 96 375 56 374 5 365 L 9 326 C 75 328 93 329 120 329 173 328 189 320 189 275 189 236 175 227 146 219 L 72 199 C 19 184 0 151 0 96 0 12 38 0 120 0 154 0 192 2 229 11 Z N">
            <draw:equation draw:name="f0" draw:formula="logwidth"/>
            <draw:equation draw:name="f1" draw:formula="logheight"/>
          </draw:enhanced-geometry>
        </draw:custom-shape>
        <draw:custom-shape draw:name="CustomShape 17" draw:style-name="Mgr39" draw:text-style-name="MP9" draw:layer="backgroundobjects" svg:width="0.047cm" svg:height="0.32cm" svg:x="2.683cm" svg:y="2.1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Mgr39" draw:text-style-name="MP9" draw:layer="backgroundobjects" svg:width="0.252cm" svg:height="0.32cm" svg:x="2.778cm" svg:y="2.178cm">
          <text:p/>
          <draw:enhanced-geometry draw:mirror-horizontal="false" draw:mirror-vertical="false" svg:viewBox="0 0 0 0" drawooo:sub-view-size="283 363" draw:text-areas="0 0 ?f0 ?f1" draw:type="ooxml-non-primitive" draw:enhanced-path="M 168 47 L 168 363 114 363 114 47 0 47 0 0 283 0 283 47 168 47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Mgr41" draw:text-style-name="MP9" draw:layer="backgroundobjects" svg:width="0.284cm" svg:height="0.407cm" svg:x="3.02cm" svg:y="2.09cm">
          <text:p/>
          <draw:enhanced-geometry draw:mirror-horizontal="false" draw:mirror-vertical="false" svg:viewBox="0 0 0 0" drawooo:sub-view-size="321 459" draw:text-areas="0 0 ?f0 ?f1" draw:type="ooxml-non-primitive" draw:enhanced-path="M 199 57 C 189 57 185 53 185 43 L 185 14 C 185 6 189 0 199 0 L 215 0 C 224 0 230 6 230 14 L 230 43 C 230 53 224 57 215 57 L 199 57 Z M 176 166 C 173 157 170 146 167 137 L 153 137 C 150 146 147 157 144 166 L 102 304 218 304 176 166 Z M 105 57 C 96 57 92 53 92 43 L 92 14 C 92 6 96 0 105 0 L 122 0 C 132 0 136 6 136 14 L 136 43 C 136 53 132 57 122 57 L 105 57 Z M 88 350 L 54 459 0 459 114 110 C 116 102 124 96 133 96 L 187 96 C 196 96 204 102 206 110 L 321 459 266 459 233 350 88 35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Mgr39" draw:text-style-name="MP9" draw:layer="backgroundobjects" svg:width="0.248cm" svg:height="0.32cm" svg:x="3.294cm" svg:y="2.178cm">
          <text:p/>
          <draw:enhanced-geometry draw:mirror-horizontal="false" draw:mirror-vertical="false" svg:viewBox="0 0 0 0" drawooo:sub-view-size="282 363" draw:text-areas="0 0 ?f0 ?f1" draw:type="ooxml-non-primitive" draw:enhanced-path="M 167 47 L 167 363 114 363 114 47 0 47 0 0 282 0 282 47 167 47 Z N">
            <draw:equation draw:name="f0" draw:formula="logwidth"/>
            <draw:equation draw:name="f1" draw:formula="logheight"/>
          </draw:enhanced-geometry>
        </draw:custom-shape>
      </draw:g>
      <draw:line draw:name="Line 21" draw:style-name="Mgr17" draw:text-style-name="MP6" draw:layer="backgroundobjects" svg:x1="0.797cm" svg:y1="13.4cm" svg:x2="24.803cm" svg:y2="13.4cm">
        <text:p/>
      </draw:line>
      <draw:custom-shape draw:name="CustomShape 47" draw:style-name="Mgr42" draw:text-style-name="MP24" draw:layer="backgroundobjects" svg:width="22cm" svg:height="14.398cm" svg:x="3.599cm" svg:y="0.001cm">
        <text:p/>
        <draw:enhanced-geometry draw:mirror-horizontal="false" draw:mirror-vertical="false" svg:viewBox="0 0 0 0" drawooo:sub-view-size="2000 1349" draw:text-areas="0 0 ?f0 ?f1" draw:type="ooxml-non-primitive" draw:enhanced-path="M 2000 0 L 1361 0 C 1285 208 1168 419 992 627 644 1036 259 1159 0 1193 L 0 1349 2000 1349 2000 0 Z N">
          <draw:equation draw:name="f0" draw:formula="logwidth"/>
          <draw:equation draw:name="f1" draw:formula="logheight"/>
        </draw:enhanced-geometry>
      </draw:custom-shape>
      <draw:frame presentation:style-name="Default_20_1_5f__5f_-title" draw:layer="backgroundobjects" svg:width="23.041cm" svg:height="2.404cm" svg:x="1.279cm" svg:y="0.573cm" presentation:class="title" presentation:placeholder="true">
        <draw:text-box/>
      </draw:frame>
      <draw:frame presentation:style-name="Default_20_1_5f__5f_-outline1" draw:layer="backgroundobjects" svg:width="23.041cm" svg:height="8.352cm" svg:x="1.279cm" svg:y="3.369cm" presentation:class="outline" presentation:placeholder="true">
        <draw:text-box/>
      </draw:frame>
      <presentation:notes style:page-layout-name="PM0">
        <draw:page-thumbnail presentation:style-name="Default_20_1_5f__5f_-title" draw:layer="backgroundobjects" svg:width="19.797cm" svg:height="11.136cm" svg:x="0.601cm" svg:y="2.257cm" presentation:class="page"/>
        <draw:frame presentation:style-name="Default_20_1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7T11:17:10</meta:creation-date>
    <meta:initial-creator>Ulrike Syrakas</meta:initial-creator>
    <dc:language>en-US</dc:language>
    <dc:date>2025-04-09T14:33:38.578572797</dc:date>
    <meta:editing-cycles>230</meta:editing-cycles>
    <dc:title>PowerPoint-Präsentation</dc:title>
    <meta:editing-duration>P2DT16H56M53S</meta:editing-duration>
    <meta:generator>LibreOffice/7.1.8.1$Linux_X86_64 LibreOffice_project/10$Build-1</meta:generator>
    <meta:document-statistic meta:object-count="333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_Uni_Bonn_2020-07" xlink:href=""/>
  </office:meta>
</office:document-meta>
</file>